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eral Comparative Studies" table:style-name="ta1">
        <table:shapes>
          <draw:frame draw:z-index="0" draw:style-name="gr1" draw:text-style-name="P1" svg:width="10.592cm" svg:height="5.844cm" svg:x="44.759cm" svg:y="2.737cm">
            <draw:object draw:notify-on-update-of-ranges="'General Comparative Studies'.A5:'General Comparative Studies'.A22 'General Comparative Studies'.I5:'General Comparative Studies'.I2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399cm" svg:height="5.578cm" svg:x="29.793cm" svg:y="13.202cm">
            <draw:object draw:notify-on-update-of-ranges="'General Comparative Studies'.I27:'General Comparative Studies'.I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0.509cm" svg:height="5.711cm" svg:x="44.704cm" svg:y="13.042cm">
            <draw:object draw:notify-on-update-of-ranges="'General Comparative Studies'.A27:'General Comparative Studies'.A44 'General Comparative Studies'.I27:'General Comparative Studies'.I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9.822cm" svg:height="4.993cm" svg:x="29.985cm" svg:y="23.455cm">
            <draw:object draw:notify-on-update-of-ranges="'General Comparative Studies'.I49:'General Comparative Studies'.I6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1.555cm" svg:height="5.976cm" svg:x="44.153cm" svg:y="23.162cm">
            <draw:object draw:notify-on-update-of-ranges="'General Comparative Studies'.A49:'General Comparative Studies'.A66 'General Comparative Studies'.I49:'General Comparative Studies'.I6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0.62cm" svg:height="6.348cm" svg:x="8.336cm" svg:y="3.002cm">
            <draw:object draw:notify-on-update-of-ranges="'General Comparative Studies'.A5:'General Comparative Studies'.A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0.647cm" svg:height="5.365cm" svg:x="29.739cm" svg:y="2.63cm">
            <draw:object draw:notify-on-update-of-ranges="'General Comparative Studies'.I5:'General Comparative Studies'.I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9.601cm" svg:height="5.525cm" svg:x="8.364cm" svg:y="13.334cm">
            <draw:object draw:notify-on-update-of-ranges="'General Comparative Studies'.A27:'General Comparative Studies'.A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1" draw:text-style-name="P1" svg:width="9.959cm" svg:height="5.844cm" svg:x="8.336cm" svg:y="23.427cm">
            <draw:object draw:notify-on-update-of-ranges="'General Comparative Studies'.A49:'General Comparative Studies'.A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9" draw:style-name="gr1" draw:text-style-name="P1" svg:width="9.987cm" svg:height="5.498cm" svg:x="8.391cm" svg:y="33.203cm">
            <draw:object draw:notify-on-update-of-ranges="'General Comparative Studies'.A71:'General Comparative Studies'.A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1" draw:text-style-name="P1" svg:width="9.381cm" svg:height="5.551cm" svg:x="29.986cm" svg:y="33.229cm">
            <draw:object draw:notify-on-update-of-ranges="'General Comparative Studies'.I71:'General Comparative Studies'.I8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.959cm" svg:height="5.817cm" svg:x="44.153cm" svg:y="33.256cm">
            <draw:object draw:notify-on-update-of-ranges="'General Comparative Studies'.A71:'General Comparative Studies'.A88 'General Comparative Studies'.I71:'General Comparative Studies'.I8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1.45cm" svg:height="4.92cm" svg:x="63.241cm" svg:y="2.755cm">
            <draw:object draw:notify-on-update-of-ranges="'General Comparative Studies'.V5:'General Comparative Studies'.V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2.077cm" svg:height="6.454cm" svg:x="76.259cm" svg:y="1.834cm">
            <draw:object draw:notify-on-update-of-ranges="'General Comparative Studies'.A5:'General Comparative Studies'.A22 'General Comparative Studies'.I5:'General Comparative Studies'.I22 'General Comparative Studies'.V5:'General Comparative Studies'.V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1.472cm" svg:height="5.737cm" svg:x="63.191cm" svg:y="13.574cm">
            <draw:object draw:notify-on-update-of-ranges="'General Comparative Studies'.V27:'General Comparative Studies'.V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1.562cm" svg:height="6.355cm" svg:x="77.738cm" svg:y="13.195cm">
            <draw:object draw:notify-on-update-of-ranges="'General Comparative Studies'.A27:'General Comparative Studies'.A44 'General Comparative Studies'.I27:'General Comparative Studies'.I44 'General Comparative Studies'.V27:'General Comparative Studies'.V4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1.087cm" svg:height="6.216cm" svg:x="63.136cm" svg:y="23.428cm">
            <draw:object draw:notify-on-update-of-ranges="'General Comparative Studies'.V49:'General Comparative Studies'.V6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1.225cm" svg:height="5.817cm" svg:x="77.551cm" svg:y="23.747cm">
            <draw:object draw:notify-on-update-of-ranges="'General Comparative Studies'.A49:'General Comparative Studies'.A66 'General Comparative Studies'.I49:'General Comparative Studies'.I66 'General Comparative Studies'.V49:'General Comparative Studies'.V6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0.977cm" svg:height="5.817cm" svg:x="62.943cm" svg:y="33.017cm">
            <draw:object draw:notify-on-update-of-ranges="'General Comparative Studies'.V71:'General Comparative Studies'.V8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.829cm" svg:height="6.044cm" svg:x="78.266cm" svg:y="32.803cm">
            <draw:object draw:notify-on-update-of-ranges="'General Comparative Studies'.A71:'General Comparative Studies'.A88 'General Comparative Studies'.I71:'General Comparative Studies'.I88 'General Comparative Studies'.V71:'General Comparative Studies'.V8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URN BASED LOCKING</text:p>
          </table:table-cell>
          <table:table-cell table:number-columns-repeated="7"/>
          <table:table-cell table:style-name="ce1" office:value-type="string" calcext:value-type="string">
            <text:p>STRICT MODULE LOCKING</text:p>
          </table:table-cell>
          <table:table-cell table:number-columns-repeated="12"/>
          <table:table-cell table:style-name="ce1" office:value-type="string" calcext:value-type="string">
            <text:p>ATTR. LEVEL LOCK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2 Reg Workflow Tree</text:p>
          </table:table-cell>
          <table:table-cell table:number-columns-repeated="12"/>
          <table:table-cell table:style-name="ce2" office:value-type="string" calcext:value-type="string">
            <text:p>2 Reg Workflow Tre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12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4.333333333333" calcext:value-type="float">
            <text:p>114.33333333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number-columns-repeated="7"/>
          <table:table-cell office:value-type="float" office:value="33.75" calcext:value-type="float">
            <text:p>33.75</text:p>
          </table:table-cell>
          <table:table-cell table:number-columns-repeated="12"/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26.6" calcext:value-type="float">
            <text:p>226.6</text:p>
          </table:table-cell>
          <table:table-cell table:number-columns-repeated="7"/>
          <table:table-cell office:value-type="float" office:value="30.8" calcext:value-type="float">
            <text:p>30.8</text:p>
          </table:table-cell>
          <table:table-cell table:number-columns-repeated="12"/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284.666666666667" calcext:value-type="float">
            <text:p>284.6666666667</text:p>
          </table:table-cell>
          <table:table-cell table:number-columns-repeated="7"/>
          <table:table-cell office:value-type="float" office:value="52.3333333333333" calcext:value-type="float">
            <text:p>52.3333333333</text:p>
          </table:table-cell>
          <table:table-cell table:number-columns-repeated="1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0.428571428571" calcext:value-type="float">
            <text:p>350.4285714286</text:p>
          </table:table-cell>
          <table:table-cell table:number-columns-repeated="7"/>
          <table:table-cell office:value-type="float" office:value="168.285714285714" calcext:value-type="float">
            <text:p>168.2857142857</text:p>
          </table:table-cell>
          <table:table-cell table:number-columns-repeated="12"/>
          <table:table-cell office:value-type="float" office:value="97.5714285714286" calcext:value-type="float">
            <text:p>97.5714285714</text:p>
          </table:table-cell>
        </table:table-row>
        <table:table-row table:style-name="ro1">
          <table:table-cell office:value-type="float" office:value="452.625" calcext:value-type="float">
            <text:p>452.625</text:p>
          </table:table-cell>
          <table:table-cell table:number-columns-repeated="7"/>
          <table:table-cell office:value-type="float" office:value="100.75" calcext:value-type="float">
            <text:p>100.75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7"/>
          <table:table-cell office:value-type="float" office:value="129.555555555556" calcext:value-type="float">
            <text:p>129.5555555556</text:p>
          </table:table-cell>
          <table:table-cell table:number-columns-repeated="12"/>
          <table:table-cell office:value-type="float" office:value="54.6666666666667" calcext:value-type="float">
            <text:p>54.6666666667</text:p>
          </table:table-cell>
        </table:table-row>
        <table:table-row table:style-name="ro1">
          <table:table-cell office:value-type="float" office:value="673.5" calcext:value-type="float">
            <text:p>673.5</text:p>
          </table:table-cell>
          <table:table-cell table:number-columns-repeated="7"/>
          <table:table-cell office:value-type="float" office:value="80.1" calcext:value-type="float">
            <text:p>80.1</text:p>
          </table:table-cell>
          <table:table-cell table:number-columns-repeated="12"/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860.545454545455" calcext:value-type="float">
            <text:p>860.5454545455</text:p>
          </table:table-cell>
          <table:table-cell table:number-columns-repeated="7"/>
          <table:table-cell office:value-type="float" office:value="134.818181818182" calcext:value-type="float">
            <text:p>134.8181818182</text:p>
          </table:table-cell>
          <table:table-cell table:number-columns-repeated="1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1.416666666667" calcext:value-type="float">
            <text:p>761.4166666667</text:p>
          </table:table-cell>
          <table:table-cell table:number-columns-repeated="7"/>
          <table:table-cell office:value-type="float" office:value="136.083333333333" calcext:value-type="float">
            <text:p>136.0833333333</text:p>
          </table:table-cell>
          <table:table-cell table:number-columns-repeated="12"/>
          <table:table-cell office:value-type="float" office:value="103.083333333333" calcext:value-type="float">
            <text:p>103.0833333333</text:p>
          </table:table-cell>
        </table:table-row>
        <table:table-row table:style-name="ro1">
          <table:table-cell office:value-type="float" office:value="1108.38461538462" calcext:value-type="float">
            <text:p>1108.3846153846</text:p>
          </table:table-cell>
          <table:table-cell table:number-columns-repeated="7"/>
          <table:table-cell office:value-type="float" office:value="238.076923076923" calcext:value-type="float">
            <text:p>238.0769230769</text:p>
          </table:table-cell>
          <table:table-cell table:number-columns-repeated="12"/>
          <table:table-cell office:value-type="float" office:value="99.0769230769231" calcext:value-type="float">
            <text:p>99.0769230769</text:p>
          </table:table-cell>
        </table:table-row>
        <table:table-row table:style-name="ro1">
          <table:table-cell office:value-type="float" office:value="1024.85714285714" calcext:value-type="float">
            <text:p>1024.8571428572</text:p>
          </table:table-cell>
          <table:table-cell table:number-columns-repeated="7"/>
          <table:table-cell office:value-type="float" office:value="264.785714285714" calcext:value-type="float">
            <text:p>264.7857142857</text:p>
          </table:table-cell>
          <table:table-cell table:number-columns-repeated="1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57.06666666667" calcext:value-type="float">
            <text:p>1557.0666666667</text:p>
          </table:table-cell>
          <table:table-cell table:number-columns-repeated="7"/>
          <table:table-cell office:value-type="float" office:value="252.4" calcext:value-type="float">
            <text:p>252.4</text:p>
          </table:table-cell>
          <table:table-cell table:number-columns-repeated="12"/>
          <table:table-cell office:value-type="float" office:value="153.866666666667" calcext:value-type="float">
            <text:p>153.8666666667</text:p>
          </table:table-cell>
        </table:table-row>
        <table:table-row table:style-name="ro1">
          <table:table-cell office:value-type="float" office:value="1805.8125" calcext:value-type="float">
            <text:p>1805.8125</text:p>
          </table:table-cell>
          <table:table-cell table:number-columns-repeated="7"/>
          <table:table-cell office:value-type="float" office:value="240.5625" calcext:value-type="float">
            <text:p>240.5625</text:p>
          </table:table-cell>
          <table:table-cell table:number-columns-repeated="12"/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2103.41176470588" calcext:value-type="float">
            <text:p>2103.4117647059</text:p>
          </table:table-cell>
          <table:table-cell table:number-columns-repeated="7"/>
          <table:table-cell office:value-type="float" office:value="407.352941176471" calcext:value-type="float">
            <text:p>407.3529411765</text:p>
          </table:table-cell>
          <table:table-cell table:number-columns-repeated="12"/>
          <table:table-cell office:value-type="float" office:value="158.117647058824" calcext:value-type="float">
            <text:p>158.1176470588</text:p>
          </table:table-cell>
        </table:table-row>
        <table:table-row table:style-name="ro1">
          <table:table-cell office:value-type="float" office:value="2495.55555555556" calcext:value-type="float">
            <text:p>2495.5555555556</text:p>
          </table:table-cell>
          <table:table-cell table:number-columns-repeated="7"/>
          <table:table-cell office:value-type="float" office:value="433.611111111111" calcext:value-type="float">
            <text:p>433.6111111111</text:p>
          </table:table-cell>
          <table:table-cell table:number-columns-repeated="12"/>
          <table:table-cell office:value-type="float" office:value="165.777777777778" calcext:value-type="float">
            <text:p>165.777777777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12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 table:number-columns-repeated="12"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table:number-columns-repeated="12"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table:number-columns-repeated="12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7"/>
          <table:table-cell office:value-type="float" office:value="266" calcext:value-type="float">
            <text:p>266</text:p>
          </table:table-cell>
          <table:table-cell table:number-columns-repeated="12"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float" office:value="287" calcext:value-type="float">
            <text:p>287</text:p>
          </table:table-cell>
          <table:table-cell table:number-columns-repeated="12"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7"/>
          <table:table-cell office:value-type="float" office:value="571" calcext:value-type="float">
            <text:p>571</text:p>
          </table:table-cell>
          <table:table-cell table:number-columns-repeated="12"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439" calcext:value-type="float">
            <text:p>439</text:p>
          </table:table-cell>
          <table:table-cell table:number-columns-repeated="1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table:number-columns-repeated="12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7"/>
          <table:table-cell office:value-type="float" office:value="398" calcext:value-type="float">
            <text:p>398</text:p>
          </table:table-cell>
          <table:table-cell table:number-columns-repeated="12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7"/>
          <table:table-cell office:value-type="float" office:value="447" calcext:value-type="float">
            <text:p>447</text:p>
          </table:table-cell>
          <table:table-cell table:number-columns-repeated="12"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7"/>
          <table:table-cell office:value-type="float" office:value="528" calcext:value-type="float">
            <text:p>528</text:p>
          </table:table-cell>
          <table:table-cell table:number-columns-repeated="12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7"/>
          <table:table-cell office:value-type="float" office:value="636" calcext:value-type="float">
            <text:p>636</text:p>
          </table:table-cell>
          <table:table-cell table:number-columns-repeated="12"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7"/>
          <table:table-cell office:value-type="float" office:value="631" calcext:value-type="float">
            <text:p>631</text:p>
          </table:table-cell>
          <table:table-cell table:number-columns-repeated="1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table:number-columns-repeated="12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7"/>
          <table:table-cell office:value-type="float" office:value="708" calcext:value-type="float">
            <text:p>708</text:p>
          </table:table-cell>
          <table:table-cell table:number-columns-repeated="12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7"/>
          <table:table-cell office:value-type="float" office:value="1044" calcext:value-type="float">
            <text:p>1044</text:p>
          </table:table-cell>
          <table:table-cell table:number-columns-repeated="12"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7"/>
          <table:table-cell office:value-type="float" office:value="1090" calcext:value-type="float">
            <text:p>1090</text:p>
          </table:table-cell>
          <table:table-cell table:number-columns-repeated="12"/>
          <table:table-cell office:value-type="float" office:value="697" calcext:value-type="float">
            <text:p>697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12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7761.19402985075" calcext:value-type="float">
            <text:p>7761.1940298508</text:p>
          </table:table-cell>
          <table:table-cell table:number-columns-repeated="7"/>
          <table:table-cell office:value-type="float" office:value="2635.13513513514" calcext:value-type="float">
            <text:p>2635.1351351351</text:p>
          </table:table-cell>
          <table:table-cell table:number-columns-repeated="12"/>
          <table:table-cell office:value-type="float" office:value="1069.95884773663" calcext:value-type="float">
            <text:p>1069.9588477366</text:p>
          </table:table-cell>
        </table:table-row>
        <table:table-row table:style-name="ro1">
          <table:table-cell office:value-type="float" office:value="9176.4705882353" calcext:value-type="float">
            <text:p>9176.4705882353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7"/>
          <table:table-cell office:value-type="float" office:value="11758.7939698492" calcext:value-type="float">
            <text:p>11758.7939698492</text:p>
          </table:table-cell>
          <table:table-cell table:number-columns-repeated="12"/>
          <table:table-cell office:value-type="float" office:value="8327.40213523132" calcext:value-type="float">
            <text:p>8327.4021352313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11011.7647058824" calcext:value-type="float">
            <text:p>11011.7647058824</text:p>
          </table:table-cell>
          <table:table-cell table:number-columns-repeated="7"/>
          <table:table-cell office:value-type="float" office:value="14661.6541353383" calcext:value-type="float">
            <text:p>14661.6541353383</text:p>
          </table:table-cell>
          <table:table-cell table:number-columns-repeated="12"/>
          <table:table-cell office:value-type="float" office:value="14885.4961832061" calcext:value-type="float">
            <text:p>14885.4961832061</text:p>
          </table:table-cell>
        </table:table-row>
        <table:table-row table:style-name="ro1">
          <table:table-cell office:value-type="float" office:value="11257.7319587629" calcext:value-type="float">
            <text:p>11257.7319587629</text:p>
          </table:table-cell>
          <table:table-cell table:number-columns-repeated="7"/>
          <table:table-cell office:value-type="float" office:value="16306.6202090592" calcext:value-type="float">
            <text:p>16306.6202090592</text:p>
          </table:table-cell>
          <table:table-cell table:number-columns-repeated="12"/>
          <table:table-cell office:value-type="float" office:value="17142.8571428571" calcext:value-type="float">
            <text:p>17142.8571428571</text:p>
          </table:table-cell>
        </table:table-row>
        <table:table-row table:style-name="ro1">
          <table:table-cell office:value-type="float" office:value="11162.7906976744" calcext:value-type="float">
            <text:p>11162.7906976744</text:p>
          </table:table-cell>
          <table:table-cell table:number-columns-repeated="7"/>
          <table:table-cell office:value-type="float" office:value="9562.17162872154" calcext:value-type="float">
            <text:p>9562.1716287215</text:p>
          </table:table-cell>
          <table:table-cell table:number-columns-repeated="12"/>
          <table:table-cell office:value-type="float" office:value="14836.9565217391" calcext:value-type="float">
            <text:p>14836.9565217391</text:p>
          </table:table-cell>
        </table:table-row>
        <table:table-row table:style-name="ro1">
          <table:table-cell office:value-type="float" office:value="10278.1844802343" calcext:value-type="float">
            <text:p>10278.1844802343</text:p>
          </table:table-cell>
          <table:table-cell table:number-columns-repeated="7"/>
          <table:table-cell office:value-type="float" office:value="14214.1230068337" calcext:value-type="float">
            <text:p>14214.1230068337</text:p>
          </table:table-cell>
          <table:table-cell table:number-columns-repeated="12"/>
          <table:table-cell office:value-type="float" office:value="18626.8656716418" calcext:value-type="float">
            <text:p>18626.8656716418</text:p>
          </table:table-cell>
        </table:table-row>
        <table:table-row table:style-name="ro1">
          <table:table-cell office:value-type="float" office:value="9689.44099378882" calcext:value-type="float">
            <text:p>9689.4409937888</text:p>
          </table:table-cell>
          <table:table-cell table:number-columns-repeated="7"/>
          <table:table-cell office:value-type="float" office:value="16875" calcext:value-type="float">
            <text:p>16875</text:p>
          </table:table-cell>
          <table:table-cell table:number-columns-repeated="12"/>
          <table:table-cell office:value-type="float" office:value="17290.6403940887" calcext:value-type="float">
            <text:p>17290.6403940887</text:p>
          </table:table-cell>
        </table:table-row>
        <table:table-row table:style-name="ro1">
          <table:table-cell office:value-type="float" office:value="9098.62142099682" calcext:value-type="float">
            <text:p>9098.6214209968</text:p>
          </table:table-cell>
          <table:table-cell table:number-columns-repeated="7"/>
          <table:table-cell office:value-type="float" office:value="19597.9899497487" calcext:value-type="float">
            <text:p>19597.9899497487</text:p>
          </table:table-cell>
          <table:table-cell table:number-columns-repeated="12"/>
          <table:table-cell office:value-type="float" office:value="21138.2113821138" calcext:value-type="float">
            <text:p>21138.2113821138</text:p>
          </table:table-cell>
        </table:table-row>
        <table:table-row table:style-name="ro1">
          <table:table-cell office:value-type="float" office:value="7979.53964194373" calcext:value-type="float">
            <text:p>7979.5396419437</text:p>
          </table:table-cell>
          <table:table-cell table:number-columns-repeated="7"/>
          <table:table-cell office:value-type="float" office:value="19194.6308724832" calcext:value-type="float">
            <text:p>19194.6308724832</text:p>
          </table:table-cell>
          <table:table-cell table:number-columns-repeated="12"/>
          <table:table-cell office:value-type="float" office:value="20825.2427184466" calcext:value-type="float">
            <text:p>20825.2427184466</text:p>
          </table:table-cell>
        </table:table-row>
        <table:table-row table:style-name="ro1">
          <table:table-cell office:value-type="float" office:value="9921.72211350293" calcext:value-type="float">
            <text:p>9921.7221135029</text:p>
          </table:table-cell>
          <table:table-cell table:number-columns-repeated="7"/>
          <table:table-cell office:value-type="float" office:value="17727.2727272727" calcext:value-type="float">
            <text:p>17727.2727272727</text:p>
          </table:table-cell>
          <table:table-cell table:number-columns-repeated="12"/>
          <table:table-cell office:value-type="float" office:value="19419.0871369295" calcext:value-type="float">
            <text:p>19419.0871369295</text:p>
          </table:table-cell>
        </table:table-row>
        <table:table-row table:style-name="ro1">
          <table:table-cell office:value-type="float" office:value="7593.88038942976" calcext:value-type="float">
            <text:p>7593.8803894298</text:p>
          </table:table-cell>
          <table:table-cell table:number-columns-repeated="7"/>
          <table:table-cell office:value-type="float" office:value="15943.3962264151" calcext:value-type="float">
            <text:p>15943.3962264151</text:p>
          </table:table-cell>
          <table:table-cell table:number-columns-repeated="12"/>
          <table:table-cell office:value-type="float" office:value="21257.8616352201" calcext:value-type="float">
            <text:p>21257.8616352201</text:p>
          </table:table-cell>
        </table:table-row>
        <table:table-row table:style-name="ro1">
          <table:table-cell office:value-type="float" office:value="8634.68634686347" calcext:value-type="float">
            <text:p>8634.6863468635</text:p>
          </table:table-cell>
          <table:table-cell table:number-columns-repeated="7"/>
          <table:table-cell office:value-type="float" office:value="17305.8637083994" calcext:value-type="float">
            <text:p>17305.8637083994</text:p>
          </table:table-cell>
          <table:table-cell table:number-columns-repeated="12"/>
          <table:table-cell office:value-type="float" office:value="23585.313174946" calcext:value-type="float">
            <text:p>23585.313174946</text:p>
          </table:table-cell>
        </table:table-row>
        <table:table-row table:style-name="ro1">
          <table:table-cell office:value-type="float" office:value="6396.71963095848" calcext:value-type="float">
            <text:p>6396.7196309585</text:p>
          </table:table-cell>
          <table:table-cell table:number-columns-repeated="7"/>
          <table:table-cell office:value-type="float" office:value="16027.397260274" calcext:value-type="float">
            <text:p>16027.397260274</text:p>
          </table:table-cell>
          <table:table-cell table:number-columns-repeated="12"/>
          <table:table-cell office:value-type="float" office:value="21081.0810810811" calcext:value-type="float">
            <text:p>21081.0810810811</text:p>
          </table:table-cell>
        </table:table-row>
        <table:table-row table:style-name="ro1">
          <table:table-cell office:value-type="float" office:value="5795.45454545455" calcext:value-type="float">
            <text:p>5795.4545454546</text:p>
          </table:table-cell>
          <table:table-cell table:number-columns-repeated="7"/>
          <table:table-cell office:value-type="float" office:value="17627.1186440678" calcext:value-type="float">
            <text:p>17627.1186440678</text:p>
          </table:table-cell>
          <table:table-cell table:number-columns-repeated="12"/>
          <table:table-cell office:value-type="float" office:value="20696.5174129353" calcext:value-type="float">
            <text:p>20696.5174129353</text:p>
          </table:table-cell>
        </table:table-row>
        <table:table-row table:style-name="ro1">
          <table:table-cell office:value-type="float" office:value="5437.64523625097" calcext:value-type="float">
            <text:p>5437.645236251</text:p>
          </table:table-cell>
          <table:table-cell table:number-columns-repeated="7"/>
          <table:table-cell office:value-type="float" office:value="12701.1494252874" calcext:value-type="float">
            <text:p>12701.1494252874</text:p>
          </table:table-cell>
          <table:table-cell table:number-columns-repeated="12"/>
          <table:table-cell office:value-type="float" office:value="18676.0563380282" calcext:value-type="float">
            <text:p>18676.0563380282</text:p>
          </table:table-cell>
        </table:table-row>
        <table:table-row table:style-name="ro1">
          <table:table-cell office:value-type="float" office:value="4886.2512363996" calcext:value-type="float">
            <text:p>4886.2512363996</text:p>
          </table:table-cell>
          <table:table-cell table:number-columns-repeated="7"/>
          <table:table-cell office:value-type="float" office:value="12880.7339449541" calcext:value-type="float">
            <text:p>12880.7339449541</text:p>
          </table:table-cell>
          <table:table-cell table:number-columns-repeated="12"/>
          <table:table-cell office:value-type="float" office:value="20143.4720229555" calcext:value-type="float">
            <text:p>20143.4720229555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7"/>
          <table:table-cell office:value-type="string" calcext:value-type="string">
            <text:p>EFFICEINCY</text:p>
          </table:table-cell>
          <table:table-cell table:number-columns-repeated="12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31044.776119403" calcext:value-type="float">
            <text:p>31044.776119403</text:p>
          </table:table-cell>
          <table:table-cell table:number-columns-repeated="7"/>
          <table:table-cell office:value-type="float" office:value="10540.5405405405" calcext:value-type="float">
            <text:p>10540.5405405405</text:p>
          </table:table-cell>
          <table:table-cell table:number-columns-repeated="12"/>
          <table:table-cell office:value-type="float" office:value="4279.8353909465" calcext:value-type="float">
            <text:p>4279.8353909465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3550.4885993485" calcext:value-type="float">
            <text:p>13550.4885993485</text:p>
          </table:table-cell>
          <table:table-cell table:number-columns-repeated="7"/>
          <table:table-cell office:value-type="float" office:value="15678.391959799" calcext:value-type="float">
            <text:p>15678.391959799</text:p>
          </table:table-cell>
          <table:table-cell table:number-columns-repeated="12"/>
          <table:table-cell office:value-type="float" office:value="11103.2028469751" calcext:value-type="float">
            <text:p>11103.2028469751</text:p>
          </table:table-cell>
        </table:table-row>
        <table:table-row table:style-name="ro1">
          <table:table-cell office:value-type="float" office:value="10655.737704918" calcext:value-type="float">
            <text:p>10655.737704918</text:p>
          </table:table-cell>
          <table:table-cell table:number-columns-repeated="7"/>
          <table:table-cell office:value-type="float" office:value="13448.275862069" calcext:value-type="float">
            <text:p>13448.275862069</text:p>
          </table:table-cell>
          <table:table-cell table:number-columns-repeated="12"/>
          <table:table-cell office:value-type="float" office:value="8666.66666666667" calcext:value-type="float">
            <text:p>8666.6666666667</text:p>
          </table:table-cell>
        </table:table-row>
        <table:table-row table:style-name="ro1">
          <table:table-cell office:value-type="float" office:value="8809.41176470589" calcext:value-type="float">
            <text:p>8809.4117647059</text:p>
          </table:table-cell>
          <table:table-cell table:number-columns-repeated="7"/>
          <table:table-cell office:value-type="float" office:value="11729.3233082707" calcext:value-type="float">
            <text:p>11729.3233082707</text:p>
          </table:table-cell>
          <table:table-cell table:number-columns-repeated="12"/>
          <table:table-cell office:value-type="float" office:value="11908.3969465649" calcext:value-type="float">
            <text:p>11908.3969465649</text:p>
          </table:table-cell>
        </table:table-row>
        <table:table-row table:style-name="ro1">
          <table:table-cell office:value-type="float" office:value="7505.15463917526" calcext:value-type="float">
            <text:p>7505.1546391753</text:p>
          </table:table-cell>
          <table:table-cell table:number-columns-repeated="7"/>
          <table:table-cell office:value-type="float" office:value="10871.0801393728" calcext:value-type="float">
            <text:p>10871.0801393728</text:p>
          </table:table-cell>
          <table:table-cell table:number-columns-repeated="12"/>
          <table:table-cell office:value-type="float" office:value="11428.5714285714" calcext:value-type="float">
            <text:p>11428.5714285714</text:p>
          </table:table-cell>
        </table:table-row>
        <table:table-row table:style-name="ro1">
          <table:table-cell office:value-type="float" office:value="6378.73754152824" calcext:value-type="float">
            <text:p>6378.7375415282</text:p>
          </table:table-cell>
          <table:table-cell table:number-columns-repeated="7"/>
          <table:table-cell office:value-type="float" office:value="5464.09807355517" calcext:value-type="float">
            <text:p>5464.0980735552</text:p>
          </table:table-cell>
          <table:table-cell table:number-columns-repeated="12"/>
          <table:table-cell office:value-type="float" office:value="8478.26086956522" calcext:value-type="float">
            <text:p>8478.2608695652</text:p>
          </table:table-cell>
        </table:table-row>
        <table:table-row table:style-name="ro1">
          <table:table-cell office:value-type="float" office:value="5139.09224011713" calcext:value-type="float">
            <text:p>5139.0922401171</text:p>
          </table:table-cell>
          <table:table-cell table:number-columns-repeated="7"/>
          <table:table-cell office:value-type="float" office:value="7107.06150341686" calcext:value-type="float">
            <text:p>7107.0615034169</text:p>
          </table:table-cell>
          <table:table-cell table:number-columns-repeated="12"/>
          <table:table-cell office:value-type="float" office:value="9313.4328358209" calcext:value-type="float">
            <text:p>9313.4328358209</text:p>
          </table:table-cell>
        </table:table-row>
        <table:table-row table:style-name="ro1">
          <table:table-cell office:value-type="float" office:value="4306.4182194617" calcext:value-type="float">
            <text:p>4306.4182194617</text:p>
          </table:table-cell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2"/>
          <table:table-cell office:value-type="float" office:value="7684.72906403941" calcext:value-type="float">
            <text:p>7684.7290640394</text:p>
          </table:table-cell>
        </table:table-row>
        <table:table-row table:style-name="ro1">
          <table:table-cell office:value-type="float" office:value="3639.44856839873" calcext:value-type="float">
            <text:p>3639.4485683987</text:p>
          </table:table-cell>
          <table:table-cell table:number-columns-repeated="7"/>
          <table:table-cell office:value-type="float" office:value="7839.1959798995" calcext:value-type="float">
            <text:p>7839.1959798995</text:p>
          </table:table-cell>
          <table:table-cell table:number-columns-repeated="12"/>
          <table:table-cell office:value-type="float" office:value="8455.28455284553" calcext:value-type="float">
            <text:p>8455.2845528455</text:p>
          </table:table-cell>
        </table:table-row>
        <table:table-row table:style-name="ro1">
          <table:table-cell office:value-type="float" office:value="2901.65077888863" calcext:value-type="float">
            <text:p>2901.6507788886</text:p>
          </table:table-cell>
          <table:table-cell table:number-columns-repeated="7"/>
          <table:table-cell office:value-type="float" office:value="6979.86577181208" calcext:value-type="float">
            <text:p>6979.8657718121</text:p>
          </table:table-cell>
          <table:table-cell table:number-columns-repeated="12"/>
          <table:table-cell office:value-type="float" office:value="7572.81553398058" calcext:value-type="float">
            <text:p>7572.8155339806</text:p>
          </table:table-cell>
        </table:table-row>
        <table:table-row table:style-name="ro1">
          <table:table-cell office:value-type="float" office:value="3307.24070450098" calcext:value-type="float">
            <text:p>3307.240704501</text:p>
          </table:table-cell>
          <table:table-cell table:number-columns-repeated="7"/>
          <table:table-cell office:value-type="float" office:value="5909.09090909091" calcext:value-type="float">
            <text:p>5909.0909090909</text:p>
          </table:table-cell>
          <table:table-cell table:number-columns-repeated="12"/>
          <table:table-cell office:value-type="float" office:value="6473.02904564315" calcext:value-type="float">
            <text:p>6473.0290456432</text:p>
          </table:table-cell>
        </table:table-row>
        <table:table-row table:style-name="ro1">
          <table:table-cell office:value-type="float" office:value="2336.578581363" calcext:value-type="float">
            <text:p>2336.578581363</text:p>
          </table:table-cell>
          <table:table-cell table:number-columns-repeated="7"/>
          <table:table-cell office:value-type="float" office:value="4905.66037735849" calcext:value-type="float">
            <text:p>4905.6603773585</text:p>
          </table:table-cell>
          <table:table-cell table:number-columns-repeated="12"/>
          <table:table-cell office:value-type="float" office:value="6540.88050314465" calcext:value-type="float">
            <text:p>6540.8805031447</text:p>
          </table:table-cell>
        </table:table-row>
        <table:table-row table:style-name="ro1">
          <table:table-cell office:value-type="float" office:value="2467.05324196099" calcext:value-type="float">
            <text:p>2467.053241961</text:p>
          </table:table-cell>
          <table:table-cell table:number-columns-repeated="7"/>
          <table:table-cell office:value-type="float" office:value="4944.5324881141" calcext:value-type="float">
            <text:p>4944.5324881141</text:p>
          </table:table-cell>
          <table:table-cell table:number-columns-repeated="12"/>
          <table:table-cell office:value-type="float" office:value="6738.66090712743" calcext:value-type="float">
            <text:p>6738.6609071274</text:p>
          </table:table-cell>
        </table:table-row>
        <table:table-row table:style-name="ro1">
          <table:table-cell office:value-type="float" office:value="1705.79190158893" calcext:value-type="float">
            <text:p>1705.7919015889</text:p>
          </table:table-cell>
          <table:table-cell table:number-columns-repeated="7"/>
          <table:table-cell office:value-type="float" office:value="4273.97260273973" calcext:value-type="float">
            <text:p>4273.9726027397</text:p>
          </table:table-cell>
          <table:table-cell table:number-columns-repeated="12"/>
          <table:table-cell office:value-type="float" office:value="5621.62162162162" calcext:value-type="float">
            <text:p>5621.6216216216</text:p>
          </table:table-cell>
        </table:table-row>
        <table:table-row table:style-name="ro1">
          <table:table-cell office:value-type="float" office:value="1448.86363636364" calcext:value-type="float">
            <text:p>1448.8636363636</text:p>
          </table:table-cell>
          <table:table-cell table:number-columns-repeated="7"/>
          <table:table-cell office:value-type="float" office:value="4406.77966101695" calcext:value-type="float">
            <text:p>4406.779661017</text:p>
          </table:table-cell>
          <table:table-cell table:number-columns-repeated="12"/>
          <table:table-cell office:value-type="float" office:value="5174.12935323383" calcext:value-type="float">
            <text:p>5174.1293532338</text:p>
          </table:table-cell>
        </table:table-row>
        <table:table-row table:style-name="ro1">
          <table:table-cell office:value-type="float" office:value="1279.4459379414" calcext:value-type="float">
            <text:p>1279.4459379414</text:p>
          </table:table-cell>
          <table:table-cell table:number-columns-repeated="7"/>
          <table:table-cell office:value-type="float" office:value="2988.50574712644" calcext:value-type="float">
            <text:p>2988.5057471264</text:p>
          </table:table-cell>
          <table:table-cell table:number-columns-repeated="12"/>
          <table:table-cell office:value-type="float" office:value="4394.3661971831" calcext:value-type="float">
            <text:p>4394.3661971831</text:p>
          </table:table-cell>
        </table:table-row>
        <table:table-row table:style-name="ro1">
          <table:table-cell office:value-type="float" office:value="1085.8336080888" calcext:value-type="float">
            <text:p>1085.8336080888</text:p>
          </table:table-cell>
          <table:table-cell table:number-columns-repeated="7"/>
          <table:table-cell office:value-type="float" office:value="2862.38532110092" calcext:value-type="float">
            <text:p>2862.3853211009</text:p>
          </table:table-cell>
          <table:table-cell table:number-columns-repeated="12"/>
          <table:table-cell office:value-type="float" office:value="4476.32711621234" calcext:value-type="float">
            <text:p>4476.3271162123</text:p>
          </table:table-cell>
        </table:table-row>
      </table:table>
      <table:table table:name="Variants of Workflow Trees" table:style-name="ta1">
        <table:shapes>
          <draw:frame draw:z-index="0" draw:style-name="gr1" draw:text-style-name="P1" svg:width="13.576cm" svg:height="6.88cm" svg:x="23.333cm" svg:y="2.311cm">
            <draw:object draw:notify-on-update-of-ranges="'Variants of Workflow Trees'.A7:'Variants of Workflow Trees'.A24 'Variants of Workflow Trees'.E7:'Variants of Workflow Trees'.E2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Strict Module Locking</text:p>
          </table:table-cell>
          <table:table-cell table:number-columns-repeated="3"/>
          <table:table-cell table:style-name="ce3" office:value-type="string" calcext:value-type="string">
            <text:p>Attribute Level Locking</text:p>
          </table:table-cell>
        </table:table-row>
        <table:table-row table:style-name="ro1">
          <table:table-cell table:style-name="ce4" office:value-type="string" calcext:value-type="string">
            <text:p>2 AllConnected, 19 Collabs, 25 Tasks</text:p>
          </table:table-cell>
          <table:table-cell table:number-columns-repeated="3"/>
          <table:table-cell table:style-name="ce4" office:value-type="string" calcext:value-type="string">
            <text:p>2 AllConnected, 19 Collabs, 25 Task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2.3333333333333" calcext:value-type="float">
            <text:p>92.3333333333</text:p>
          </table:table-cell>
          <table:table-cell table:number-columns-repeated="3"/>
          <table:table-cell office:value-type="float" office:value="27.3333333333333" calcext:value-type="float">
            <text:p>27.3333333333</text:p>
          </table:table-cell>
        </table:table-row>
        <table:table-row table:style-name="ro1">
          <table:table-cell office:value-type="float" office:value="91.8571428571429" calcext:value-type="float">
            <text:p>91.8571428571</text:p>
          </table:table-cell>
          <table:table-cell table:number-columns-repeated="3"/>
          <table:table-cell office:value-type="float" office:value="57.4285714285714" calcext:value-type="float">
            <text:p>57.4285714286</text:p>
          </table:table-cell>
        </table:table-row>
        <table:table-row table:style-name="ro1">
          <table:table-cell office:value-type="float" office:value="96.875" calcext:value-type="float">
            <text:p>96.875</text:p>
          </table:table-cell>
          <table:table-cell table:number-columns-repeated="3"/>
          <table:table-cell office:value-type="float" office:value="71.375" calcext:value-type="float">
            <text:p>71.375</text:p>
          </table:table-cell>
        </table:table-row>
        <table:table-row table:style-name="ro1">
          <table:table-cell office:value-type="float" office:value="170.777777777778" calcext:value-type="float">
            <text:p>170.7777777778</text:p>
          </table:table-cell>
          <table:table-cell table:number-columns-repeated="3"/>
          <table:table-cell office:value-type="float" office:value="65.5555555555556" calcext:value-type="float">
            <text:p>65.5555555556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table:number-columns-repeated="3"/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251.909090909091" calcext:value-type="float">
            <text:p>251.9090909091</text:p>
          </table:table-cell>
          <table:table-cell table:number-columns-repeated="3"/>
          <table:table-cell office:value-type="float" office:value="121.090909090909" calcext:value-type="float">
            <text:p>121.0909090909</text:p>
          </table:table-cell>
        </table:table-row>
        <table:table-row table:style-name="ro1">
          <table:table-cell office:value-type="float" office:value="231.5" calcext:value-type="float">
            <text:p>231.5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272.769230769231" calcext:value-type="float">
            <text:p>272.7692307692</text:p>
          </table:table-cell>
          <table:table-cell table:number-columns-repeated="3"/>
          <table:table-cell office:value-type="float" office:value="124.076923076923" calcext:value-type="float">
            <text:p>124.0769230769</text:p>
          </table:table-cell>
        </table:table-row>
        <table:table-row table:style-name="ro1">
          <table:table-cell office:value-type="float" office:value="224.428571428571" calcext:value-type="float">
            <text:p>224.4285714286</text:p>
          </table:table-cell>
          <table:table-cell table:number-columns-repeated="3"/>
          <table:table-cell office:value-type="float" office:value="267.071428571429" calcext:value-type="float">
            <text:p>267.0714285714</text:p>
          </table:table-cell>
        </table:table-row>
        <table:table-row table:style-name="ro1">
          <table:table-cell office:value-type="float" office:value="393.466666666667" calcext:value-type="float">
            <text:p>393.4666666667</text:p>
          </table:table-cell>
          <table:table-cell table:number-columns-repeated="3"/>
          <table:table-cell office:value-type="float" office:value="290.733333333333" calcext:value-type="float">
            <text:p>290.7333333333</text:p>
          </table:table-cell>
        </table:table-row>
        <table:table-row table:style-name="ro1">
          <table:table-cell office:value-type="float" office:value="360.125" calcext:value-type="float">
            <text:p>360.125</text:p>
          </table:table-cell>
          <table:table-cell table:number-columns-repeated="3"/>
          <table:table-cell office:value-type="float" office:value="281.375" calcext:value-type="float">
            <text:p>281.375</text:p>
          </table:table-cell>
        </table:table-row>
        <table:table-row table:style-name="ro1">
          <table:table-cell office:value-type="float" office:value="330.764705882353" calcext:value-type="float">
            <text:p>330.7647058824</text:p>
          </table:table-cell>
          <table:table-cell table:number-columns-repeated="3"/>
          <table:table-cell office:value-type="float" office:value="269.058823529412" calcext:value-type="float">
            <text:p>269.0588235294</text:p>
          </table:table-cell>
        </table:table-row>
        <table:table-row table:style-name="ro1">
          <table:table-cell office:value-type="float" office:value="414.055555555556" calcext:value-type="float">
            <text:p>414.0555555556</text:p>
          </table:table-cell>
          <table:table-cell table:number-columns-repeated="3"/>
          <table:table-cell office:value-type="float" office:value="281.666666666667" calcext:value-type="float">
            <text:p>281.666666666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800" calcext:value-type="float">
            <text:p>8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2540.71661237785" calcext:value-type="float">
            <text:p>2540.7166123779</text:p>
          </table:table-cell>
          <table:table-cell table:number-columns-repeated="3"/>
          <table:table-cell office:value-type="float" office:value="2260.86956521739" calcext:value-type="float">
            <text:p>2260.8695652174</text:p>
          </table:table-cell>
        </table:table-row>
        <table:table-row table:style-name="ro1">
          <table:table-cell office:value-type="float" office:value="7839.1959798995" calcext:value-type="float">
            <text:p>7839.1959798995</text:p>
          </table:table-cell>
          <table:table-cell table:number-columns-repeated="3"/>
          <table:table-cell office:value-type="float" office:value="7761.19402985075" calcext:value-type="float">
            <text:p>7761.1940298508</text:p>
          </table:table-cell>
        </table:table-row>
        <table:table-row table:style-name="ro1">
          <table:table-cell office:value-type="float" office:value="8327.40213523132" calcext:value-type="float">
            <text:p>8327.4021352313</text:p>
          </table:table-cell>
          <table:table-cell table:number-columns-repeated="3"/>
          <table:table-cell office:value-type="float" office:value="10636.3636363636" calcext:value-type="float">
            <text:p>10636.3636363636</text:p>
          </table:table-cell>
        </table:table-row>
        <table:table-row table:style-name="ro1">
          <table:table-cell office:value-type="float" office:value="12530.1204819277" calcext:value-type="float">
            <text:p>12530.1204819277</text:p>
          </table:table-cell>
          <table:table-cell table:number-columns-repeated="3"/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338.2352941176" calcext:value-type="float">
            <text:p>14338.2352941176</text:p>
          </table:table-cell>
          <table:table-cell table:number-columns-repeated="3"/>
          <table:table-cell office:value-type="float" office:value="19897.9591836735" calcext:value-type="float">
            <text:p>19897.9591836735</text:p>
          </table:table-cell>
        </table:table-row>
        <table:table-row table:style-name="ro1">
          <table:table-cell office:value-type="float" office:value="14138.9728096677" calcext:value-type="float">
            <text:p>14138.9728096677</text:p>
          </table:table-cell>
          <table:table-cell table:number-columns-repeated="3"/>
          <table:table-cell office:value-type="float" office:value="20616.7400881057" calcext:value-type="float">
            <text:p>20616.7400881057</text:p>
          </table:table-cell>
        </table:table-row>
        <table:table-row table:style-name="ro1">
          <table:table-cell office:value-type="float" office:value="17960.5263157895" calcext:value-type="float">
            <text:p>17960.5263157895</text:p>
          </table:table-cell>
          <table:table-cell table:number-columns-repeated="3"/>
          <table:table-cell office:value-type="float" office:value="17169.8113207547" calcext:value-type="float">
            <text:p>17169.8113207547</text:p>
          </table:table-cell>
        </table:table-row>
        <table:table-row table:style-name="ro1">
          <table:table-cell office:value-type="float" office:value="17095.8904109589" calcext:value-type="float">
            <text:p>17095.8904109589</text:p>
          </table:table-cell>
          <table:table-cell table:number-columns-repeated="3"/>
          <table:table-cell office:value-type="float" office:value="17430.1675977654" calcext:value-type="float">
            <text:p>17430.1675977654</text:p>
          </table:table-cell>
        </table:table-row>
        <table:table-row table:style-name="ro1">
          <table:table-cell office:value-type="float" office:value="14474.2268041237" calcext:value-type="float">
            <text:p>14474.2268041237</text:p>
          </table:table-cell>
          <table:table-cell table:number-columns-repeated="3"/>
          <table:table-cell office:value-type="float" office:value="20892.8571428571" calcext:value-type="float">
            <text:p>20892.8571428571</text:p>
          </table:table-cell>
        </table:table-row>
        <table:table-row table:style-name="ro1">
          <table:table-cell office:value-type="float" office:value="18352.9411764706" calcext:value-type="float">
            <text:p>18352.9411764706</text:p>
          </table:table-cell>
          <table:table-cell table:number-columns-repeated="3"/>
          <table:table-cell office:value-type="float" office:value="20855.614973262" calcext:value-type="float">
            <text:p>20855.614973262</text:p>
          </table:table-cell>
        </table:table-row>
        <table:table-row table:style-name="ro1">
          <table:table-cell office:value-type="float" office:value="15888.8888888889" calcext:value-type="float">
            <text:p>15888.8888888889</text:p>
          </table:table-cell>
          <table:table-cell table:number-columns-repeated="3"/>
          <table:table-cell office:value-type="float" office:value="19455.7823129252" calcext:value-type="float">
            <text:p>19455.7823129252</text:p>
          </table:table-cell>
        </table:table-row>
        <table:table-row table:style-name="ro1"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20259.7402597403" calcext:value-type="float">
            <text:p>20259.7402597403</text:p>
          </table:table-cell>
        </table:table-row>
        <table:table-row table:style-name="ro1">
          <table:table-cell office:value-type="float" office:value="14868.0351906158" calcext:value-type="float">
            <text:p>14868.0351906158</text:p>
          </table:table-cell>
          <table:table-cell table:number-columns-repeated="3"/>
          <table:table-cell office:value-type="float" office:value="20199.203187251" calcext:value-type="float">
            <text:p>20199.203187251</text:p>
          </table:table-cell>
        </table:table-row>
        <table:table-row table:style-name="ro1">
          <table:table-cell office:value-type="float" office:value="17223.9747634069" calcext:value-type="float">
            <text:p>17223.9747634069</text:p>
          </table:table-cell>
          <table:table-cell table:number-columns-repeated="3"/>
          <table:table-cell office:value-type="float" office:value="14145.0777202073" calcext:value-type="float">
            <text:p>14145.0777202073</text:p>
          </table:table-cell>
        </table:table-row>
        <table:table-row table:style-name="ro1">
          <table:table-cell office:value-type="float" office:value="15455.7463672391" calcext:value-type="float">
            <text:p>15455.7463672391</text:p>
          </table:table-cell>
          <table:table-cell table:number-columns-repeated="3"/>
          <table:table-cell office:value-type="float" office:value="16714.2857142857" calcext:value-type="float">
            <text:p>16714.2857142857</text:p>
          </table:table-cell>
        </table:table-row>
        <table:table-row table:style-name="ro1">
          <table:table-cell office:value-type="float" office:value="16864.8648648649" calcext:value-type="float">
            <text:p>16864.8648648649</text:p>
          </table:table-cell>
          <table:table-cell table:number-columns-repeated="3"/>
          <table:table-cell office:value-type="float" office:value="15127.2727272727" calcext:value-type="float">
            <text:p>15127.2727272727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table:number-columns-repeated="3"/>
          <table:table-cell office:value-type="float" office:value="14366.1971830986" calcext:value-type="float">
            <text:p>14366.1971830986</text:p>
          </table:table-cell>
        </table:table-row>
        <table:table-row table:style-name="ro1">
          <table:table-cell office:value-type="float" office:value="15972.6962457338" calcext:value-type="float">
            <text:p>15972.6962457338</text:p>
          </table:table-cell>
          <table:table-cell table:number-columns-repeated="3"/>
          <table:table-cell office:value-type="float" office:value="17550" calcext:value-type="float">
            <text:p>175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10162.8664495114" calcext:value-type="float">
            <text:p>10162.8664495114</text:p>
          </table:table-cell>
          <table:table-cell table:number-columns-repeated="3"/>
          <table:table-cell office:value-type="float" office:value="9043.47826086957" calcext:value-type="float">
            <text:p>9043.4782608696</text:p>
          </table:table-cell>
        </table:table-row>
        <table:table-row table:style-name="ro1">
          <table:table-cell office:value-type="float" office:value="15678.391959799" calcext:value-type="float">
            <text:p>15678.391959799</text:p>
          </table:table-cell>
          <table:table-cell table:number-columns-repeated="3"/>
          <table:table-cell office:value-type="float" office:value="15522.3880597015" calcext:value-type="float">
            <text:p>15522.3880597015</text:p>
          </table:table-cell>
        </table:table-row>
        <table:table-row table:style-name="ro1">
          <table:table-cell office:value-type="float" office:value="11103.2028469751" calcext:value-type="float">
            <text:p>11103.2028469751</text:p>
          </table:table-cell>
          <table:table-cell table:number-columns-repeated="3"/>
          <table:table-cell office:value-type="float" office:value="14181.8181818182" calcext:value-type="float">
            <text:p>14181.8181818182</text:p>
          </table:table-cell>
        </table:table-row>
        <table:table-row table:style-name="ro1">
          <table:table-cell office:value-type="float" office:value="12530.1204819277" calcext:value-type="float">
            <text:p>12530.1204819277</text:p>
          </table:table-cell>
          <table:table-cell table:number-columns-repeated="3"/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1470.5882352941" calcext:value-type="float">
            <text:p>11470.5882352941</text:p>
          </table:table-cell>
          <table:table-cell table:number-columns-repeated="3"/>
          <table:table-cell office:value-type="float" office:value="15918.3673469388" calcext:value-type="float">
            <text:p>15918.3673469388</text:p>
          </table:table-cell>
        </table:table-row>
        <table:table-row table:style-name="ro1">
          <table:table-cell office:value-type="float" office:value="9425.98187311178" calcext:value-type="float">
            <text:p>9425.9818731118</text:p>
          </table:table-cell>
          <table:table-cell table:number-columns-repeated="3"/>
          <table:table-cell office:value-type="float" office:value="13744.4933920705" calcext:value-type="float">
            <text:p>13744.4933920705</text:p>
          </table:table-cell>
        </table:table-row>
        <table:table-row table:style-name="ro1">
          <table:table-cell office:value-type="float" office:value="10263.1578947368" calcext:value-type="float">
            <text:p>10263.1578947368</text:p>
          </table:table-cell>
          <table:table-cell table:number-columns-repeated="3"/>
          <table:table-cell office:value-type="float" office:value="9811.32075471698" calcext:value-type="float">
            <text:p>9811.320754717</text:p>
          </table:table-cell>
        </table:table-row>
        <table:table-row table:style-name="ro1">
          <table:table-cell office:value-type="float" office:value="8547.94520547945" calcext:value-type="float">
            <text:p>8547.9452054795</text:p>
          </table:table-cell>
          <table:table-cell table:number-columns-repeated="3"/>
          <table:table-cell office:value-type="float" office:value="8715.08379888268" calcext:value-type="float">
            <text:p>8715.0837988827</text:p>
          </table:table-cell>
        </table:table-row>
        <table:table-row table:style-name="ro1">
          <table:table-cell office:value-type="float" office:value="6432.98969072165" calcext:value-type="float">
            <text:p>6432.9896907217</text:p>
          </table:table-cell>
          <table:table-cell table:number-columns-repeated="3"/>
          <table:table-cell office:value-type="float" office:value="9285.71428571429" calcext:value-type="float">
            <text:p>9285.7142857143</text:p>
          </table:table-cell>
        </table:table-row>
        <table:table-row table:style-name="ro1">
          <table:table-cell office:value-type="float" office:value="7341.17647058824" calcext:value-type="float">
            <text:p>7341.1764705882</text:p>
          </table:table-cell>
          <table:table-cell table:number-columns-repeated="3"/>
          <table:table-cell office:value-type="float" office:value="8342.24598930481" calcext:value-type="float">
            <text:p>8342.2459893048</text:p>
          </table:table-cell>
        </table:table-row>
        <table:table-row table:style-name="ro1">
          <table:table-cell office:value-type="float" office:value="5777.77777777778" calcext:value-type="float">
            <text:p>5777.7777777778</text:p>
          </table:table-cell>
          <table:table-cell table:number-columns-repeated="3"/>
          <table:table-cell office:value-type="float" office:value="7074.82993197279" calcext:value-type="float">
            <text:p>7074.8299319728</text:p>
          </table:table-cell>
        </table:table-row>
        <table:table-row table:style-name="ro1">
          <table:table-cell office:value-type="float" office:value="5226.13065326633" calcext:value-type="float">
            <text:p>5226.1306532663</text:p>
          </table:table-cell>
          <table:table-cell table:number-columns-repeated="3"/>
          <table:table-cell office:value-type="float" office:value="6753.24675324675" calcext:value-type="float">
            <text:p>6753.2467532468</text:p>
          </table:table-cell>
        </table:table-row>
        <table:table-row table:style-name="ro1">
          <table:table-cell office:value-type="float" office:value="4574.78005865103" calcext:value-type="float">
            <text:p>4574.780058651</text:p>
          </table:table-cell>
          <table:table-cell table:number-columns-repeated="3"/>
          <table:table-cell office:value-type="float" office:value="6215.13944223108" calcext:value-type="float">
            <text:p>6215.1394422311</text:p>
          </table:table-cell>
        </table:table-row>
        <table:table-row table:style-name="ro1">
          <table:table-cell office:value-type="float" office:value="4921.1356466877" calcext:value-type="float">
            <text:p>4921.1356466877</text:p>
          </table:table-cell>
          <table:table-cell table:number-columns-repeated="3"/>
          <table:table-cell office:value-type="float" office:value="4041.45077720207" calcext:value-type="float">
            <text:p>4041.4507772021</text:p>
          </table:table-cell>
        </table:table-row>
        <table:table-row table:style-name="ro1">
          <table:table-cell office:value-type="float" office:value="4121.53236459709" calcext:value-type="float">
            <text:p>4121.5323645971</text:p>
          </table:table-cell>
          <table:table-cell table:number-columns-repeated="3"/>
          <table:table-cell office:value-type="float" office:value="4457.14285714286" calcext:value-type="float">
            <text:p>4457.1428571429</text:p>
          </table:table-cell>
        </table:table-row>
        <table:table-row table:style-name="ro1">
          <table:table-cell office:value-type="float" office:value="4216.21621621622" calcext:value-type="float">
            <text:p>4216.2162162162</text:p>
          </table:table-cell>
          <table:table-cell table:number-columns-repeated="3"/>
          <table:table-cell office:value-type="float" office:value="3781.81818181818" calcext:value-type="float">
            <text:p>3781.818181818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  <table:table-cell office:value-type="float" office:value="3380.28169014084" calcext:value-type="float">
            <text:p>3380.2816901409</text:p>
          </table:table-cell>
        </table:table-row>
        <table:table-row table:style-name="ro1">
          <table:table-cell office:value-type="float" office:value="3549.48805460751" calcext:value-type="float">
            <text:p>3549.4880546075</text:p>
          </table:table-cell>
          <table:table-cell table:number-columns-repeated="3"/>
          <table:table-cell office:value-type="float" office:value="3900" calcext:value-type="float">
            <text:p>3900</text:p>
          </table:table-cell>
        </table:table-row>
      </table:table>
      <table:table table:name="Sheet3" table:style-name="ta1">
        <table:shapes>
          <draw:frame draw:z-index="0" draw:style-name="gr1" draw:text-style-name="P1" svg:width="12.885cm" svg:height="7.278cm" svg:x="13.657cm" svg:y="3.241cm">
            <draw:object draw:notify-on-update-of-ranges="Sheet3.A6:Sheet3.A34 Sheet3.E6:Sheet3.E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1.481cm" svg:height="7.065cm" svg:x="13.602cm" svg:y="22.1cm">
            <draw:object draw:notify-on-update-of-ranges="Sheet3.A39:Sheet3.A67 Sheet3.E39:Sheet3.E67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VG. WAITING TIME PER COLLAB</text:p>
          </table:table-cell>
          <table:table-cell table:number-columns-repeated="3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7.3333333333333" calcext:value-type="float">
            <text:p>17.3333333333</text:p>
          </table:table-cell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table:number-columns-repeated="3"/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table:number-columns-repeated="3"/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72.6666666666667" calcext:value-type="float">
            <text:p>72.6666666667</text:p>
          </table:table-cell>
          <table:table-cell table:number-columns-repeated="3"/>
          <table:table-cell office:value-type="float" office:value="31.6666666666667" calcext:value-type="float">
            <text:p>31.6666666667</text:p>
          </table:table-cell>
        </table:table-row>
        <table:table-row table:style-name="ro1">
          <table:table-cell office:value-type="float" office:value="167.142857142857" calcext:value-type="float">
            <text:p>167.1428571429</text:p>
          </table:table-cell>
          <table:table-cell table:number-columns-repeated="3"/>
          <table:table-cell office:value-type="float" office:value="49.2857142857143" calcext:value-type="float">
            <text:p>49.2857142857</text:p>
          </table:table-cell>
        </table:table-row>
        <table:table-row table:style-name="ro1">
          <table:table-cell office:value-type="float" office:value="169.375" calcext:value-type="float">
            <text:p>169.375</text:p>
          </table:table-cell>
          <table:table-cell table:number-columns-repeated="3"/>
          <table:table-cell office:value-type="float" office:value="78.125" calcext:value-type="float">
            <text:p>78.1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52.1111111111111" calcext:value-type="float">
            <text:p>52.1111111111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table:number-columns-repeated="3"/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147.181818181818" calcext:value-type="float">
            <text:p>147.1818181818</text:p>
          </table:table-cell>
          <table:table-cell table:number-columns-repeated="3"/>
          <table:table-cell office:value-type="float" office:value="151.818181818182" calcext:value-type="float">
            <text:p>151.8181818182</text:p>
          </table:table-cell>
        </table:table-row>
        <table:table-row table:style-name="ro1">
          <table:table-cell office:value-type="float" office:value="226.416666666667" calcext:value-type="float">
            <text:p>226.4166666667</text:p>
          </table:table-cell>
          <table:table-cell table:number-columns-repeated="3"/>
          <table:table-cell office:value-type="float" office:value="105.916666666667" calcext:value-type="float">
            <text:p>105.9166666667</text:p>
          </table:table-cell>
        </table:table-row>
        <table:table-row table:style-name="ro1">
          <table:table-cell office:value-type="float" office:value="312.923076923077" calcext:value-type="float">
            <text:p>312.9230769231</text:p>
          </table:table-cell>
          <table:table-cell table:number-columns-repeated="3"/>
          <table:table-cell office:value-type="float" office:value="111.384615384615" calcext:value-type="float">
            <text:p>111.3846153846</text:p>
          </table:table-cell>
        </table:table-row>
        <table:table-row table:style-name="ro1">
          <table:table-cell office:value-type="float" office:value="268.642857142857" calcext:value-type="float">
            <text:p>268.6428571429</text:p>
          </table:table-cell>
          <table:table-cell table:number-columns-repeated="3"/>
          <table:table-cell office:value-type="float" office:value="195.142857142857" calcext:value-type="float">
            <text:p>195.1428571429</text:p>
          </table:table-cell>
        </table:table-row>
        <table:table-row table:style-name="ro1">
          <table:table-cell office:value-type="float" office:value="384.466666666667" calcext:value-type="float">
            <text:p>384.4666666667</text:p>
          </table:table-cell>
          <table:table-cell table:number-columns-repeated="3"/>
          <table:table-cell office:value-type="float" office:value="211.733333333333" calcext:value-type="float">
            <text:p>211.7333333333</text:p>
          </table:table-cell>
        </table:table-row>
        <table:table-row table:style-name="ro1">
          <table:table-cell office:value-type="float" office:value="318.0625" calcext:value-type="float">
            <text:p>318.0625</text:p>
          </table:table-cell>
          <table:table-cell table:number-columns-repeated="3"/>
          <table:table-cell office:value-type="float" office:value="195.5625" calcext:value-type="float">
            <text:p>195.5625</text:p>
          </table:table-cell>
        </table:table-row>
        <table:table-row table:style-name="ro1">
          <table:table-cell office:value-type="float" office:value="584.176470588235" calcext:value-type="float">
            <text:p>584.1764705882</text:p>
          </table:table-cell>
          <table:table-cell table:number-columns-repeated="3"/>
          <table:table-cell office:value-type="float" office:value="456.117647058824" calcext:value-type="float">
            <text:p>456.1176470588</text:p>
          </table:table-cell>
        </table:table-row>
        <table:table-row table:style-name="ro1">
          <table:table-cell office:value-type="float" office:value="806.5" calcext:value-type="float">
            <text:p>806.5</text:p>
          </table:table-cell>
          <table:table-cell table:number-columns-repeated="3"/>
          <table:table-cell office:value-type="float" office:value="257.333333333333" calcext:value-type="float">
            <text:p>257.3333333333</text:p>
          </table:table-cell>
        </table:table-row>
        <table:table-row table:style-name="ro1">
          <table:table-cell office:value-type="float" office:value="449.684210526316" calcext:value-type="float">
            <text:p>449.6842105263</text:p>
          </table:table-cell>
          <table:table-cell table:number-columns-repeated="3"/>
          <table:table-cell office:value-type="float" office:value="264.473684210526" calcext:value-type="float">
            <text:p>264.4736842105</text:p>
          </table:table-cell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3"/>
          <table:table-cell office:value-type="float" office:value="475.05" calcext:value-type="float">
            <text:p>475.05</text:p>
          </table:table-cell>
        </table:table-row>
        <table:table-row table:style-name="ro1">
          <table:table-cell office:value-type="float" office:value="664.095238095238" calcext:value-type="float">
            <text:p>664.0952380952</text:p>
          </table:table-cell>
          <table:table-cell table:number-columns-repeated="3"/>
          <table:table-cell office:value-type="float" office:value="452.095238095238" calcext:value-type="float">
            <text:p>452.0952380952</text:p>
          </table:table-cell>
        </table:table-row>
        <table:table-row table:style-name="ro1">
          <table:table-cell office:value-type="float" office:value="1032.18181818182" calcext:value-type="float">
            <text:p>1032.1818181818</text:p>
          </table:table-cell>
          <table:table-cell table:number-columns-repeated="3"/>
          <table:table-cell office:value-type="float" office:value="459.590909090909" calcext:value-type="float">
            <text:p>459.5909090909</text:p>
          </table:table-cell>
        </table:table-row>
        <table:table-row table:style-name="ro1">
          <table:table-cell office:value-type="float" office:value="1029.78260869565" calcext:value-type="float">
            <text:p>1029.7826086957</text:p>
          </table:table-cell>
          <table:table-cell table:number-columns-repeated="3"/>
          <table:table-cell office:value-type="float" office:value="681.652173913044" calcext:value-type="float">
            <text:p>681.652173913</text:p>
          </table:table-cell>
        </table:table-row>
        <table:table-row table:style-name="ro1">
          <table:table-cell office:value-type="float" office:value="925.375" calcext:value-type="float">
            <text:p>925.375</text:p>
          </table:table-cell>
          <table:table-cell table:number-columns-repeated="3"/>
          <table:table-cell office:value-type="float" office:value="661.625" calcext:value-type="float">
            <text:p>661.625</text:p>
          </table:table-cell>
        </table:table-row>
        <table:table-row table:style-name="ro1">
          <table:table-cell office:value-type="float" office:value="1002.48" calcext:value-type="float">
            <text:p>1002.48</text:p>
          </table:table-cell>
          <table:table-cell table:number-columns-repeated="3"/>
          <table:table-cell office:value-type="float" office:value="487.8" calcext:value-type="float">
            <text:p>487.8</text:p>
          </table:table-cell>
        </table:table-row>
        <table:table-row table:style-name="ro1">
          <table:table-cell office:value-type="float" office:value="1248.5" calcext:value-type="float">
            <text:p>1248.5</text:p>
          </table:table-cell>
          <table:table-cell table:number-columns-repeated="3"/>
          <table:table-cell office:value-type="float" office:value="901.538461538462" calcext:value-type="float">
            <text:p>901.5384615385</text:p>
          </table:table-cell>
        </table:table-row>
        <table:table-row table:style-name="ro1">
          <table:table-cell office:value-type="float" office:value="1192.51851851852" calcext:value-type="float">
            <text:p>1192.5185185185</text:p>
          </table:table-cell>
          <table:table-cell table:number-columns-repeated="3"/>
          <table:table-cell office:value-type="float" office:value="983.925925925926" calcext:value-type="float">
            <text:p>983.9259259259</text:p>
          </table:table-cell>
        </table:table-row>
        <table:table-row table:style-name="ro1">
          <table:table-cell office:value-type="float" office:value="1106.25" calcext:value-type="float">
            <text:p>1106.25</text:p>
          </table:table-cell>
          <table:table-cell table:number-columns-repeated="3"/>
          <table:table-cell office:value-type="float" office:value="616.857142857143" calcext:value-type="float">
            <text:p>616.8571428571</text:p>
          </table:table-cell>
        </table:table-row>
        <table:table-row table:style-name="ro1">
          <table:table-cell office:value-type="float" office:value="1520.55172413793" calcext:value-type="float">
            <text:p>1520.5517241379</text:p>
          </table:table-cell>
          <table:table-cell table:number-columns-repeated="3"/>
          <table:table-cell office:value-type="float" office:value="958.620689655172" calcext:value-type="float">
            <text:p>958.620689655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string" calcext:value-type="string">
            <text:p>TOTAL WORKFLOW DESIGN TIM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/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/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"/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/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3"/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/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3"/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3"/>
          <table:table-cell office:value-type="float" office:value="1967" calcext:value-type="float">
            <text:p>196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VG. UPDATES PER MIN</text:p>
          </table:table-cell>
          <table:table-cell table:number-columns-repeated="3"/>
          <table:table-cell office:value-type="string" calcext:value-type="string">
            <text:p>AVG. UPDATES PER MIN</text:p>
          </table:table-cell>
        </table:table-row>
        <table:table-row table:style-name="ro1">
          <table:table-cell office:value-type="float" office:value="2184.87394957983" calcext:value-type="float">
            <text:p>2184.8739495798</text:p>
          </table:table-cell>
          <table:table-cell table:number-columns-repeated="3"/>
          <table:table-cell office:value-type="float" office:value="2136.98630136986" calcext:value-type="float">
            <text:p>2136.9863013699</text:p>
          </table:table-cell>
        </table:table-row>
        <table:table-row table:style-name="ro1">
          <table:table-cell office:value-type="float" office:value="7722.77227722772" calcext:value-type="float">
            <text:p>7722.7722772277</text:p>
          </table:table-cell>
          <table:table-cell table:number-columns-repeated="3"/>
          <table:table-cell office:value-type="float" office:value="7647.05882352941" calcext:value-type="float">
            <text:p>7647.0588235294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table:number-columns-repeated="3"/>
          <table:table-cell office:value-type="float" office:value="7774.08637873754" calcext:value-type="float">
            <text:p>7774.0863787376</text:p>
          </table:table-cell>
        </table:table-row>
        <table:table-row table:style-name="ro1"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</table:table-row>
        <table:table-row table:style-name="ro1">
          <table:table-cell office:value-type="float" office:value="14552.2388059702" calcext:value-type="float">
            <text:p>14552.2388059702</text:p>
          </table:table-cell>
          <table:table-cell table:number-columns-repeated="3"/>
          <table:table-cell office:value-type="float" office:value="12540.192926045" calcext:value-type="float">
            <text:p>12540.192926045</text:p>
          </table:table-cell>
        </table:table-row>
        <table:table-row table:style-name="ro1">
          <table:table-cell office:value-type="float" office:value="13724.3401759531" calcext:value-type="float">
            <text:p>13724.3401759531</text:p>
          </table:table-cell>
          <table:table-cell table:number-columns-repeated="3"/>
          <table:table-cell office:value-type="float" office:value="18947.3684210526" calcext:value-type="float">
            <text:p>18947.3684210526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table:number-columns-repeated="3"/>
          <table:table-cell office:value-type="float" office:value="13031.0262529833" calcext:value-type="float">
            <text:p>13031.0262529833</text:p>
          </table:table-cell>
        </table:table-row>
        <table:table-row table:style-name="ro1">
          <table:table-cell office:value-type="float" office:value="11620.1117318436" calcext:value-type="float">
            <text:p>11620.1117318436</text:p>
          </table:table-cell>
          <table:table-cell table:number-columns-repeated="3"/>
          <table:table-cell office:value-type="float" office:value="16041.1311053985" calcext:value-type="float">
            <text:p>16041.1311053985</text:p>
          </table:table-cell>
        </table:table-row>
        <table:table-row table:style-name="ro1">
          <table:table-cell office:value-type="float" office:value="12671.4801444043" calcext:value-type="float">
            <text:p>12671.4801444043</text:p>
          </table:table-cell>
          <table:table-cell table:number-columns-repeated="3"/>
          <table:table-cell office:value-type="float" office:value="18921.832884097" calcext:value-type="float">
            <text:p>18921.832884097</text:p>
          </table:table-cell>
        </table:table-row>
        <table:table-row table:style-name="ro1">
          <table:table-cell office:value-type="float" office:value="15384.6153846154" calcext:value-type="float">
            <text:p>15384.6153846154</text:p>
          </table:table-cell>
          <table:table-cell table:number-columns-repeated="3"/>
          <table:table-cell office:value-type="float" office:value="14104.8824593128" calcext:value-type="float">
            <text:p>14104.8824593128</text:p>
          </table:table-cell>
        </table:table-row>
        <table:table-row table:style-name="ro1">
          <table:table-cell office:value-type="float" office:value="17368.4210526316" calcext:value-type="float">
            <text:p>17368.4210526316</text:p>
          </table:table-cell>
          <table:table-cell table:number-columns-repeated="3"/>
          <table:table-cell office:value-type="float" office:value="18177.9661016949" calcext:value-type="float">
            <text:p>18177.9661016949</text:p>
          </table:table-cell>
        </table:table-row>
        <table:table-row table:style-name="ro1">
          <table:table-cell office:value-type="float" office:value="14556.765163297" calcext:value-type="float">
            <text:p>14556.765163297</text:p>
          </table:table-cell>
          <table:table-cell table:number-columns-repeated="3"/>
          <table:table-cell office:value-type="float" office:value="20085.8369098712" calcext:value-type="float">
            <text:p>20085.8369098712</text:p>
          </table:table-cell>
        </table:table-row>
        <table:table-row table:style-name="ro1">
          <table:table-cell office:value-type="float" office:value="13928.5714285714" calcext:value-type="float">
            <text:p>13928.5714285714</text:p>
          </table:table-cell>
          <table:table-cell table:number-columns-repeated="3"/>
          <table:table-cell office:value-type="float" office:value="18402.9038112523" calcext:value-type="float">
            <text:p>18402.9038112523</text:p>
          </table:table-cell>
        </table:table-row>
        <table:table-row table:style-name="ro1">
          <table:table-cell office:value-type="float" office:value="15757.5757575758" calcext:value-type="float">
            <text:p>15757.5757575758</text:p>
          </table:table-cell>
          <table:table-cell table:number-columns-repeated="3"/>
          <table:table-cell office:value-type="float" office:value="18049.5867768595" calcext:value-type="float">
            <text:p>18049.5867768595</text:p>
          </table:table-cell>
        </table:table-row>
        <table:table-row table:style-name="ro1">
          <table:table-cell office:value-type="float" office:value="14942.5287356322" calcext:value-type="float">
            <text:p>14942.5287356322</text:p>
          </table:table-cell>
          <table:table-cell table:number-columns-repeated="3"/>
          <table:table-cell office:value-type="float" office:value="18571.4285714286" calcext:value-type="float">
            <text:p>18571.4285714286</text:p>
          </table:table-cell>
        </table:table-row>
        <table:table-row table:style-name="ro1">
          <table:table-cell office:value-type="float" office:value="14101.6949152542" calcext:value-type="float">
            <text:p>14101.6949152542</text:p>
          </table:table-cell>
          <table:table-cell table:number-columns-repeated="3"/>
          <table:table-cell office:value-type="float" office:value="19409.0202177294" calcext:value-type="float">
            <text:p>19409.0202177294</text:p>
          </table:table-cell>
        </table:table-row>
        <table:table-row table:style-name="ro1">
          <table:table-cell office:value-type="float" office:value="9451.1760513186" calcext:value-type="float">
            <text:p>9451.1760513186</text:p>
          </table:table-cell>
          <table:table-cell table:number-columns-repeated="3"/>
          <table:table-cell office:value-type="float" office:value="11765.7497781721" calcext:value-type="float">
            <text:p>11765.7497781721</text:p>
          </table:table-cell>
        </table:table-row>
        <table:table-row table:style-name="ro1">
          <table:table-cell office:value-type="float" office:value="9448.18304172275" calcext:value-type="float">
            <text:p>9448.1830417228</text:p>
          </table:table-cell>
          <table:table-cell table:number-columns-repeated="3"/>
          <table:table-cell office:value-type="float" office:value="16956.5217391304" calcext:value-type="float">
            <text:p>16956.5217391304</text:p>
          </table:table-cell>
        </table:table-row>
        <table:table-row table:style-name="ro1">
          <table:table-cell office:value-type="float" office:value="14430.3797468354" calcext:value-type="float">
            <text:p>14430.3797468354</text:p>
          </table:table-cell>
          <table:table-cell table:number-columns-repeated="3"/>
          <table:table-cell office:value-type="float" office:value="18927.2030651341" calcext:value-type="float">
            <text:p>18927.2030651341</text:p>
          </table:table-cell>
        </table:table-row>
        <table:table-row table:style-name="ro1">
          <table:table-cell office:value-type="float" office:value="12351.5439429929" calcext:value-type="float">
            <text:p>12351.5439429929</text:p>
          </table:table-cell>
          <table:table-cell table:number-columns-repeated="3"/>
          <table:table-cell office:value-type="float" office:value="13965.9803043868" calcext:value-type="float">
            <text:p>13965.9803043868</text:p>
          </table:table-cell>
        </table:table-row>
        <table:table-row table:style-name="ro1">
          <table:table-cell office:value-type="float" office:value="11600.566572238" calcext:value-type="float">
            <text:p>11600.566572238</text:p>
          </table:table-cell>
          <table:table-cell table:number-columns-repeated="3"/>
          <table:table-cell office:value-type="float" office:value="16217.8217821782" calcext:value-type="float">
            <text:p>16217.8217821782</text:p>
          </table:table-cell>
        </table:table-row>
        <table:table-row table:style-name="ro1">
          <table:table-cell office:value-type="float" office:value="9565.21739130435" calcext:value-type="float">
            <text:p>9565.2173913044</text:p>
          </table:table-cell>
          <table:table-cell table:number-columns-repeated="3"/>
          <table:table-cell office:value-type="float" office:value="14383.9061190277" calcext:value-type="float">
            <text:p>14383.9061190277</text:p>
          </table:table-cell>
        </table:table-row>
        <table:table-row table:style-name="ro1">
          <table:table-cell office:value-type="float" office:value="10684.9315068493" calcext:value-type="float">
            <text:p>10684.9315068493</text:p>
          </table:table-cell>
          <table:table-cell table:number-columns-repeated="3"/>
          <table:table-cell office:value-type="float" office:value="12270.8618331053" calcext:value-type="float">
            <text:p>12270.8618331053</text:p>
          </table:table-cell>
        </table:table-row>
        <table:table-row table:style-name="ro1">
          <table:table-cell office:value-type="float" office:value="11263.5379061372" calcext:value-type="float">
            <text:p>11263.5379061372</text:p>
          </table:table-cell>
          <table:table-cell table:number-columns-repeated="3"/>
          <table:table-cell office:value-type="float" office:value="14043.5108777194" calcext:value-type="float">
            <text:p>14043.5108777194</text:p>
          </table:table-cell>
        </table:table-row>
        <table:table-row table:style-name="ro1">
          <table:table-cell office:value-type="float" office:value="11423.5500878735" calcext:value-type="float">
            <text:p>11423.5500878735</text:p>
          </table:table-cell>
          <table:table-cell table:number-columns-repeated="3"/>
          <table:table-cell office:value-type="float" office:value="16781.4113597246" calcext:value-type="float">
            <text:p>16781.4113597246</text:p>
          </table:table-cell>
        </table:table-row>
        <table:table-row table:style-name="ro1">
          <table:table-cell office:value-type="float" office:value="9393.23761000463" calcext:value-type="float">
            <text:p>9393.2376100046</text:p>
          </table:table-cell>
          <table:table-cell table:number-columns-repeated="3"/>
          <table:table-cell office:value-type="float" office:value="11142.8571428571" calcext:value-type="float">
            <text:p>11142.8571428571</text:p>
          </table:table-cell>
        </table:table-row>
        <table:table-row table:style-name="ro1">
          <table:table-cell office:value-type="float" office:value="10268.1618722574" calcext:value-type="float">
            <text:p>10268.1618722574</text:p>
          </table:table-cell>
          <table:table-cell table:number-columns-repeated="3"/>
          <table:table-cell office:value-type="float" office:value="10283.203125" calcext:value-type="float">
            <text:p>10283.203125</text:p>
          </table:table-cell>
        </table:table-row>
        <table:table-row table:style-name="ro1">
          <table:table-cell office:value-type="float" office:value="10622.5680933852" calcext:value-type="float">
            <text:p>10622.5680933852</text:p>
          </table:table-cell>
          <table:table-cell table:number-columns-repeated="3"/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float" office:value="9080.6904857487" calcext:value-type="float">
            <text:p>9080.6904857487</text:p>
          </table:table-cell>
          <table:table-cell table:number-columns-repeated="3"/>
          <table:table-cell office:value-type="float" office:value="11499.7458057956" calcext:value-type="float">
            <text:p>11499.7458057956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FFICEINCY</text:p>
          </table:table-cell>
          <table:table-cell table:number-columns-repeated="3"/>
          <table:table-cell office:value-type="string" calcext:value-type="string">
            <text:p>EFFICEINCY</text:p>
          </table:table-cell>
        </table:table-row>
        <table:table-row table:style-name="ro1">
          <table:table-cell office:value-type="float" office:value="8739.49579831933" calcext:value-type="float">
            <text:p>8739.4957983193</text:p>
          </table:table-cell>
          <table:table-cell table:number-columns-repeated="3"/>
          <table:table-cell office:value-type="float" office:value="8547.94520547945" calcext:value-type="float">
            <text:p>8547.9452054795</text:p>
          </table:table-cell>
        </table:table-row>
        <table:table-row table:style-name="ro1">
          <table:table-cell office:value-type="float" office:value="15445.5445544554" calcext:value-type="float">
            <text:p>15445.5445544554</text:p>
          </table:table-cell>
          <table:table-cell table:number-columns-repeated="3"/>
          <table:table-cell office:value-type="float" office:value="15294.1176470588" calcext:value-type="float">
            <text:p>15294.117647058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/>
          <table:table-cell office:value-type="float" office:value="10365.4485049834" calcext:value-type="float">
            <text:p>10365.4485049834</text:p>
          </table:table-cell>
        </table:table-row>
        <table:table-row table:style-name="ro1">
          <table:table-cell office:value-type="float" office:value="10365.4485049834" calcext:value-type="float">
            <text:p>10365.4485049834</text:p>
          </table:table-cell>
          <table:table-cell table:number-columns-repeated="3"/>
          <table:table-cell office:value-type="float" office:value="15445.5445544554" calcext:value-type="float">
            <text:p>15445.5445544554</text:p>
          </table:table-cell>
        </table:table-row>
        <table:table-row table:style-name="ro1">
          <table:table-cell office:value-type="float" office:value="11641.7910447761" calcext:value-type="float">
            <text:p>11641.7910447761</text:p>
          </table:table-cell>
          <table:table-cell table:number-columns-repeated="3"/>
          <table:table-cell office:value-type="float" office:value="10032.154340836" calcext:value-type="float">
            <text:p>10032.154340836</text:p>
          </table:table-cell>
        </table:table-row>
        <table:table-row table:style-name="ro1">
          <table:table-cell office:value-type="float" office:value="9149.56011730205" calcext:value-type="float">
            <text:p>9149.5601173021</text:p>
          </table:table-cell>
          <table:table-cell table:number-columns-repeated="3"/>
          <table:table-cell office:value-type="float" office:value="12631.5789473684" calcext:value-type="float">
            <text:p>12631.578947368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  <table:table-cell office:value-type="float" office:value="7446.30071599045" calcext:value-type="float">
            <text:p>7446.3007159905</text:p>
          </table:table-cell>
        </table:table-row>
        <table:table-row table:style-name="ro1">
          <table:table-cell office:value-type="float" office:value="5810.05586592179" calcext:value-type="float">
            <text:p>5810.0558659218</text:p>
          </table:table-cell>
          <table:table-cell table:number-columns-repeated="3"/>
          <table:table-cell office:value-type="float" office:value="8020.56555269923" calcext:value-type="float">
            <text:p>8020.5655526992</text:p>
          </table:table-cell>
        </table:table-row>
        <table:table-row table:style-name="ro1">
          <table:table-cell office:value-type="float" office:value="5631.76895306859" calcext:value-type="float">
            <text:p>5631.7689530686</text:p>
          </table:table-cell>
          <table:table-cell table:number-columns-repeated="3"/>
          <table:table-cell office:value-type="float" office:value="8409.70350404313" calcext:value-type="float">
            <text:p>8409.7035040431</text:p>
          </table:table-cell>
        </table:table-row>
        <table:table-row table:style-name="ro1">
          <table:table-cell office:value-type="float" office:value="6153.84615384615" calcext:value-type="float">
            <text:p>6153.8461538462</text:p>
          </table:table-cell>
          <table:table-cell table:number-columns-repeated="3"/>
          <table:table-cell office:value-type="float" office:value="5641.95298372514" calcext:value-type="float">
            <text:p>5641.9529837251</text:p>
          </table:table-cell>
        </table:table-row>
        <table:table-row table:style-name="ro1">
          <table:table-cell office:value-type="float" office:value="6315.78947368421" calcext:value-type="float">
            <text:p>6315.7894736842</text:p>
          </table:table-cell>
          <table:table-cell table:number-columns-repeated="3"/>
          <table:table-cell office:value-type="float" office:value="6610.16949152543" calcext:value-type="float">
            <text:p>6610.1694915254</text:p>
          </table:table-cell>
        </table:table-row>
        <table:table-row table:style-name="ro1">
          <table:table-cell office:value-type="float" office:value="4852.25505443235" calcext:value-type="float">
            <text:p>4852.2550544324</text:p>
          </table:table-cell>
          <table:table-cell table:number-columns-repeated="3"/>
          <table:table-cell office:value-type="float" office:value="6695.27896995708" calcext:value-type="float">
            <text:p>6695.2789699571</text:p>
          </table:table-cell>
        </table:table-row>
        <table:table-row table:style-name="ro1">
          <table:table-cell office:value-type="float" office:value="4285.71428571429" calcext:value-type="float">
            <text:p>4285.7142857143</text:p>
          </table:table-cell>
          <table:table-cell table:number-columns-repeated="3"/>
          <table:table-cell office:value-type="float" office:value="5662.43194192378" calcext:value-type="float">
            <text:p>5662.4319419238</text:p>
          </table:table-cell>
        </table:table-row>
        <table:table-row table:style-name="ro1">
          <table:table-cell office:value-type="float" office:value="4502.1645021645" calcext:value-type="float">
            <text:p>4502.1645021645</text:p>
          </table:table-cell>
          <table:table-cell table:number-columns-repeated="3"/>
          <table:table-cell office:value-type="float" office:value="5157.02479338843" calcext:value-type="float">
            <text:p>5157.0247933884</text:p>
          </table:table-cell>
        </table:table-row>
        <table:table-row table:style-name="ro1">
          <table:table-cell office:value-type="float" office:value="3984.67432950192" calcext:value-type="float">
            <text:p>3984.6743295019</text:p>
          </table:table-cell>
          <table:table-cell table:number-columns-repeated="3"/>
          <table:table-cell office:value-type="float" office:value="4952.38095238095" calcext:value-type="float">
            <text:p>4952.380952381</text:p>
          </table:table-cell>
        </table:table-row>
        <table:table-row table:style-name="ro1">
          <table:table-cell office:value-type="float" office:value="3525.42372881356" calcext:value-type="float">
            <text:p>3525.4237288136</text:p>
          </table:table-cell>
          <table:table-cell table:number-columns-repeated="3"/>
          <table:table-cell office:value-type="float" office:value="4852.25505443235" calcext:value-type="float">
            <text:p>4852.2550544324</text:p>
          </table:table-cell>
        </table:table-row>
        <table:table-row table:style-name="ro1">
          <table:table-cell office:value-type="float" office:value="2223.80612972202" calcext:value-type="float">
            <text:p>2223.806129722</text:p>
          </table:table-cell>
          <table:table-cell table:number-columns-repeated="3"/>
          <table:table-cell office:value-type="float" office:value="2768.41171251109" calcext:value-type="float">
            <text:p>2768.4117125111</text:p>
          </table:table-cell>
        </table:table-row>
        <table:table-row table:style-name="ro1">
          <table:table-cell office:value-type="float" office:value="2099.59623149394" calcext:value-type="float">
            <text:p>2099.596231494</text:p>
          </table:table-cell>
          <table:table-cell table:number-columns-repeated="3"/>
          <table:table-cell office:value-type="float" office:value="3768.11594202899" calcext:value-type="float">
            <text:p>3768.115942029</text:p>
          </table:table-cell>
        </table:table-row>
        <table:table-row table:style-name="ro1">
          <table:table-cell office:value-type="float" office:value="3037.9746835443" calcext:value-type="float">
            <text:p>3037.9746835443</text:p>
          </table:table-cell>
          <table:table-cell table:number-columns-repeated="3"/>
          <table:table-cell office:value-type="float" office:value="3984.67432950192" calcext:value-type="float">
            <text:p>3984.6743295019</text:p>
          </table:table-cell>
        </table:table-row>
        <table:table-row table:style-name="ro1">
          <table:table-cell office:value-type="float" office:value="2470.30878859857" calcext:value-type="float">
            <text:p>2470.3087885986</text:p>
          </table:table-cell>
          <table:table-cell table:number-columns-repeated="3"/>
          <table:table-cell office:value-type="float" office:value="2793.19606087735" calcext:value-type="float">
            <text:p>2793.1960608774</text:p>
          </table:table-cell>
        </table:table-row>
        <table:table-row table:style-name="ro1">
          <table:table-cell office:value-type="float" office:value="2209.63172804533" calcext:value-type="float">
            <text:p>2209.6317280453</text:p>
          </table:table-cell>
          <table:table-cell table:number-columns-repeated="3"/>
          <table:table-cell office:value-type="float" office:value="3089.10891089109" calcext:value-type="float">
            <text:p>3089.1089108911</text:p>
          </table:table-cell>
        </table:table-row>
        <table:table-row table:style-name="ro1">
          <table:table-cell office:value-type="float" office:value="1739.13043478261" calcext:value-type="float">
            <text:p>1739.1304347826</text:p>
          </table:table-cell>
          <table:table-cell table:number-columns-repeated="3"/>
          <table:table-cell office:value-type="float" office:value="2615.25565800503" calcext:value-type="float">
            <text:p>2615.255658005</text:p>
          </table:table-cell>
        </table:table-row>
        <table:table-row table:style-name="ro1">
          <table:table-cell office:value-type="float" office:value="1858.24895771292" calcext:value-type="float">
            <text:p>1858.2489577129</text:p>
          </table:table-cell>
          <table:table-cell table:number-columns-repeated="3"/>
          <table:table-cell office:value-type="float" office:value="2134.06292749658" calcext:value-type="float">
            <text:p>2134.0629274966</text:p>
          </table:table-cell>
        </table:table-row>
        <table:table-row table:style-name="ro1">
          <table:table-cell office:value-type="float" office:value="1877.25631768953" calcext:value-type="float">
            <text:p>1877.2563176895</text:p>
          </table:table-cell>
          <table:table-cell table:number-columns-repeated="3"/>
          <table:table-cell office:value-type="float" office:value="2340.58514628657" calcext:value-type="float">
            <text:p>2340.5851462866</text:p>
          </table:table-cell>
        </table:table-row>
        <table:table-row table:style-name="ro1">
          <table:table-cell office:value-type="float" office:value="1827.76801405975" calcext:value-type="float">
            <text:p>1827.7680140598</text:p>
          </table:table-cell>
          <table:table-cell table:number-columns-repeated="3"/>
          <table:table-cell office:value-type="float" office:value="2685.02581755594" calcext:value-type="float">
            <text:p>2685.0258175559</text:p>
          </table:table-cell>
        </table:table-row>
        <table:table-row table:style-name="ro1">
          <table:table-cell office:value-type="float" office:value="1445.11347846225" calcext:value-type="float">
            <text:p>1445.1134784623</text:p>
          </table:table-cell>
          <table:table-cell table:number-columns-repeated="3"/>
          <table:table-cell office:value-type="float" office:value="1714.28571428571" calcext:value-type="float">
            <text:p>1714.2857142857</text:p>
          </table:table-cell>
        </table:table-row>
        <table:table-row table:style-name="ro1">
          <table:table-cell office:value-type="float" office:value="1521.20916626036" calcext:value-type="float">
            <text:p>1521.2091662604</text:p>
          </table:table-cell>
          <table:table-cell table:number-columns-repeated="3"/>
          <table:table-cell office:value-type="float" office:value="1523.4375" calcext:value-type="float">
            <text:p>1523.4375</text:p>
          </table:table-cell>
        </table:table-row>
        <table:table-row table:style-name="ro1">
          <table:table-cell office:value-type="float" office:value="1517.50972762646" calcext:value-type="float">
            <text:p>1517.5097276265</text:p>
          </table:table-cell>
          <table:table-cell table:number-columns-repeated="3"/>
          <table:table-cell office:value-type="float" office:value="2321.42857142857" calcext:value-type="float">
            <text:p>2321.4285714286</text:p>
          </table:table-cell>
        </table:table-row>
        <table:table-row table:style-name="ro1">
          <table:table-cell office:value-type="float" office:value="1252.50903251706" calcext:value-type="float">
            <text:p>1252.5090325171</text:p>
          </table:table-cell>
          <table:table-cell table:number-columns-repeated="3"/>
          <table:table-cell office:value-type="float" office:value="1586.17183528216" calcext:value-type="float">
            <text:p>1586.1718352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04:45.539283210</meta:creation-date>
    <meta:generator>LibreOffice/4.2.8.2$Linux_X86_64 LibreOffice_project/420m0$Build-2</meta:generator>
    <dc:date>2018-01-30T21:04:42.736837137</dc:date>
    <meta:editing-duration>PT4H54M37S</meta:editing-duration>
    <meta:editing-cycles>18</meta:editing-cycles>
    <meta:document-statistic meta:table-count="3" meta:cell-count="629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21cm" svg:height="6.349cm" xlink:href=".." xlink:type="simple" chart:class="chart:line" chart:style-name="ch1">
        <chart:legend chart:legend-position="end" svg:x="7.795cm" svg:y="2.875cm" style:legend-expansion="high" chart:style-name="ch2"/>
        <chart:plot-area chart:style-name="ch3" table:cell-range-address="'General Comparative Studies'.A5:'General Comparative Studies'.A22" svg:x="0.212cm" svg:y="0.126cm" svg:width="7.371cm" svg:height="6.097cm">
          <chartooo:coordinate-region svg:x="1.204cm" svg:y="0.325cm" svg:width="6.192cm" svg:height="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6cm" svg:height="5.977cm" xlink:href=".." xlink:type="simple" chart:class="chart:line" chart:style-name="ch1">
        <chart:legend chart:legend-position="end" svg:x="8.73cm" svg:y="2.44cm" style:legend-expansion="high" chart:style-name="ch2"/>
        <chart:plot-area chart:style-name="ch3" table:cell-range-address="'General Comparative Studies'.A49:'General Comparative Studies'.A66 'General Comparative Studies'.I49:'General Comparative Studies'.I66" svg:x="0.231cm" svg:y="0.119cm" svg:width="8.268cm" svg:height="5.739cm">
          <chartooo:coordinate-region svg:x="1.408cm" svg:y="0.319cm" svg:width="6.904cm" svg:height="4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82cm" svg:height="5.552cm" xlink:href=".." xlink:type="simple" chart:class="chart:line" chart:style-name="ch1">
        <chart:legend chart:legend-position="end" svg:x="6.662cm" svg:y="2.477cm" style:legend-expansion="high" chart:style-name="ch2"/>
        <chart:plot-area chart:style-name="ch3" table:cell-range-address="'General Comparative Studies'.I71:'General Comparative Studies'.I88" svg:x="0.187cm" svg:y="0.111cm" svg:width="6.288cm" svg:height="5.33cm">
          <chartooo:coordinate-region svg:x="1.364cm" svg:y="0.31cm" svg:width="4.924cm" svg:height="4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71:'General Comparative Studies'.I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5.818cm" xlink:href=".." xlink:type="simple" chart:class="chart:line" chart:style-name="ch1">
        <chart:legend chart:legend-position="end" svg:x="7.134cm" svg:y="2.361cm" style:legend-expansion="high" chart:style-name="ch2"/>
        <chart:plot-area chart:style-name="ch3" table:cell-range-address="'General Comparative Studies'.A71:'General Comparative Studies'.A88 'General Comparative Studies'.I71:'General Comparative Studies'.I88" svg:x="0.199cm" svg:y="0.116cm" svg:width="6.736cm" svg:height="5.586cm">
          <chartooo:coordinate-region svg:x="1.376cm" svg:y="0.315cm" svg:width="5.372cm" svg:height="4.3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51cm" svg:height="4.921cm" xlink:href=".." xlink:type="simple" chart:class="chart:line" chart:style-name="ch1">
        <chart:legend chart:legend-position="end" svg:x="8.599cm" svg:y="2.161cm" style:legend-expansion="high" chart:style-name="ch2"/>
        <chart:plot-area chart:style-name="ch3" table:cell-range-address="'General Comparative Studies'.V5:'General Comparative Studies'.V22" svg:x="0.229cm" svg:y="0.098cm" svg:width="8.141cm" svg:height="4.725cm">
          <chartooo:coordinate-region svg:x="1.036cm" svg:y="0.297cm" svg:width="7.147cm" svg:height="3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5:'General Comparative Studies'.V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78cm" svg:height="6.455cm" xlink:href=".." xlink:type="simple" chart:class="chart:line" chart:style-name="ch1">
        <chart:legend chart:legend-position="end" svg:x="9.226cm" svg:y="2.43cm" style:legend-expansion="high" chart:style-name="ch2"/>
        <chart:plot-area chart:style-name="ch3" table:cell-range-address="'General Comparative Studies'.A5:'General Comparative Studies'.A22 'General Comparative Studies'.I5:'General Comparative Studies'.I22 'General Comparative Studies'.V5:'General Comparative Studies'.V22" svg:x="0.241cm" svg:y="0.129cm" svg:width="8.744cm" svg:height="6.197cm">
          <chartooo:coordinate-region svg:x="1.233cm" svg:y="0.328cm" svg:width="7.565cm" svg:height="5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series chart:style-name="ch8" chart:values-cell-range-address="'General Comparative Studies'.V5:'General Comparative Studies'.V2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  <table:table-cell office:value-type="float" office:value="0">
                <text:p>0</text:p>
                <draw:g>
                  <svg:desc>'General Comparative Studies'.V5:'General Comparative Studies'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  <table:table-cell office:value-type="float" office:value="97.5714285714286">
                <text:p>97.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  <table:table-cell office:value-type="float" office:value="99.0769230769231">
                <text:p>99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  <table:table-cell office:value-type="float" office:value="129.25">
                <text:p>12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  <table:table-cell office:value-type="float" office:value="158.117647058824">
                <text:p>158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  <table:table-cell office:value-type="float" office:value="165.777777777778">
                <text:p>165.7777777777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73cm" svg:height="5.738cm" xlink:href=".." xlink:type="simple" chart:class="chart:line" chart:style-name="ch1">
        <chart:legend chart:legend-position="end" svg:x="8.621cm" svg:y="2.57cm" style:legend-expansion="high" chart:style-name="ch2"/>
        <chart:plot-area chart:style-name="ch3" table:cell-range-address="'General Comparative Studies'.V27:'General Comparative Studies'.V44" svg:x="0.229cm" svg:y="0.114cm" svg:width="8.163cm" svg:height="5.51cm">
          <chartooo:coordinate-region svg:x="1.036cm" svg:y="0.313cm" svg:width="7.169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27:'General Comparative Studies'.V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6.356cm" xlink:href=".." xlink:type="simple" chart:class="chart:line" chart:style-name="ch1">
        <chart:legend chart:legend-position="end" svg:x="8.711cm" svg:y="2.381cm" style:legend-expansion="high" chart:style-name="ch2"/>
        <chart:plot-area chart:style-name="ch3" table:cell-range-address="'General Comparative Studies'.A27:'General Comparative Studies'.A44 'General Comparative Studies'.I27:'General Comparative Studies'.I44 'General Comparative Studies'.V27:'General Comparative Studies'.V44" svg:x="0.231cm" svg:y="0.127cm" svg:width="8.249cm" svg:height="6.102cm">
          <chartooo:coordinate-region svg:x="1.223cm" svg:y="0.326cm" svg:width="7.07cm" svg:height="5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series chart:style-name="ch8" chart:values-cell-range-address="'General Comparative Studies'.V27:'General Comparative Studies'.V44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  <table:table-cell office:value-type="float" office:value="729">
                <text:p>729</text:p>
                <draw:g>
                  <svg:desc>'General Comparative Studies'.V27:'General Comparative Studies'.V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  <table:table-cell office:value-type="float" office:value="697">
                <text:p>6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88cm" svg:height="6.217cm" xlink:href=".." xlink:type="simple" chart:class="chart:line" chart:style-name="ch1">
        <chart:legend chart:legend-position="end" svg:x="8.236cm" svg:y="2.809cm" style:legend-expansion="high" chart:style-name="ch2"/>
        <chart:plot-area chart:style-name="ch3" table:cell-range-address="'General Comparative Studies'.V49:'General Comparative Studies'.V66" svg:x="0.221cm" svg:y="0.124cm" svg:width="7.794cm" svg:height="5.969cm">
          <chartooo:coordinate-region svg:x="1.398cm" svg:y="0.323cm" svg:width="6.43cm" svg:height="5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49:'General Comparative Studies'.V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26cm" svg:height="5.818cm" xlink:href=".." xlink:type="simple" chart:class="chart:line" chart:style-name="ch1">
        <chart:legend chart:legend-position="end" svg:x="8.374cm" svg:y="2.112cm" style:legend-expansion="high" chart:style-name="ch2"/>
        <chart:plot-area chart:style-name="ch3" table:cell-range-address="'General Comparative Studies'.A49:'General Comparative Studies'.A66 'General Comparative Studies'.I49:'General Comparative Studies'.I66 'General Comparative Studies'.V49:'General Comparative Studies'.V66" svg:x="0.224cm" svg:y="0.116cm" svg:width="7.926cm" svg:height="5.586cm">
          <chartooo:coordinate-region svg:x="1.401cm" svg:y="0.315cm" svg:width="6.562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series chart:style-name="ch7" chart:values-cell-range-address="'General Comparative Studies'.I49:'General Comparative Studies'.I66" chart:class="chart:line">
            <chart:data-point chart:repeated="18"/>
          </chart:series>
          <chart:series chart:style-name="ch8" chart:values-cell-range-address="'General Comparative Studies'.V49:'General Comparative Studies'.V66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  <table:table-cell office:value-type="float" office:value="1069.95884773663">
                <text:p>1069.95884773663</text:p>
                <draw:g>
                  <svg:desc>'General Comparative Studies'.V49:'General Comparative Studies'.V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  <table:table-cell office:value-type="float" office:value="11758.7939698492">
                <text:p>11758.7939698492</text:p>
              </table:table-cell>
              <table:table-cell office:value-type="float" office:value="8327.40213523132">
                <text:p>8327.40213523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  <table:table-cell office:value-type="float" office:value="14661.6541353383">
                <text:p>14661.6541353383</text:p>
              </table:table-cell>
              <table:table-cell office:value-type="float" office:value="14885.4961832061">
                <text:p>14885.496183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  <table:table-cell office:value-type="float" office:value="16306.6202090592">
                <text:p>16306.6202090592</text:p>
              </table:table-cell>
              <table:table-cell office:value-type="float" office:value="17142.8571428571">
                <text:p>17142.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  <table:table-cell office:value-type="float" office:value="9562.17162872154">
                <text:p>9562.17162872154</text:p>
              </table:table-cell>
              <table:table-cell office:value-type="float" office:value="14836.9565217391">
                <text:p>14836.9565217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  <table:table-cell office:value-type="float" office:value="14214.1230068337">
                <text:p>14214.1230068337</text:p>
              </table:table-cell>
              <table:table-cell office:value-type="float" office:value="18626.8656716418">
                <text:p>18626.8656716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  <table:table-cell office:value-type="float" office:value="16875">
                <text:p>16875</text:p>
              </table:table-cell>
              <table:table-cell office:value-type="float" office:value="17290.6403940887">
                <text:p>17290.6403940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  <table:table-cell office:value-type="float" office:value="19597.9899497487">
                <text:p>19597.9899497487</text:p>
              </table:table-cell>
              <table:table-cell office:value-type="float" office:value="21138.2113821138">
                <text:p>21138.211382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  <table:table-cell office:value-type="float" office:value="19194.6308724832">
                <text:p>19194.6308724832</text:p>
              </table:table-cell>
              <table:table-cell office:value-type="float" office:value="20825.2427184466">
                <text:p>20825.2427184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  <table:table-cell office:value-type="float" office:value="17727.2727272727">
                <text:p>17727.2727272727</text:p>
              </table:table-cell>
              <table:table-cell office:value-type="float" office:value="19419.0871369295">
                <text:p>19419.087136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  <table:table-cell office:value-type="float" office:value="15943.3962264151">
                <text:p>15943.3962264151</text:p>
              </table:table-cell>
              <table:table-cell office:value-type="float" office:value="21257.8616352201">
                <text:p>21257.8616352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  <table:table-cell office:value-type="float" office:value="17305.8637083994">
                <text:p>17305.8637083994</text:p>
              </table:table-cell>
              <table:table-cell office:value-type="float" office:value="23585.313174946">
                <text:p>23585.313174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  <table:table-cell office:value-type="float" office:value="16027.397260274">
                <text:p>16027.397260274</text:p>
              </table:table-cell>
              <table:table-cell office:value-type="float" office:value="21081.0810810811">
                <text:p>21081.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  <table:table-cell office:value-type="float" office:value="17627.1186440678">
                <text:p>17627.1186440678</text:p>
              </table:table-cell>
              <table:table-cell office:value-type="float" office:value="20696.5174129353">
                <text:p>20696.5174129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  <table:table-cell office:value-type="float" office:value="12701.1494252874">
                <text:p>12701.1494252874</text:p>
              </table:table-cell>
              <table:table-cell office:value-type="float" office:value="18676.0563380282">
                <text:p>18676.0563380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  <table:table-cell office:value-type="float" office:value="12880.7339449541">
                <text:p>12880.7339449541</text:p>
              </table:table-cell>
              <table:table-cell office:value-type="float" office:value="20143.4720229555">
                <text:p>20143.47202295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78cm" svg:height="5.818cm" xlink:href=".." xlink:type="simple" chart:class="chart:line" chart:style-name="ch1">
        <chart:legend chart:legend-position="end" svg:x="8.126cm" svg:y="2.61cm" style:legend-expansion="high" chart:style-name="ch2"/>
        <chart:plot-area chart:style-name="ch3" table:cell-range-address="'General Comparative Studies'.V71:'General Comparative Studies'.V88" svg:x="0.219cm" svg:y="0.116cm" svg:width="7.688cm" svg:height="5.586cm">
          <chartooo:coordinate-region svg:x="1.396cm" svg:y="0.315cm" svg:width="6.324cm" svg:height="4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V71:'General Comparative Studies'.V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48cm" svg:height="5.366cm" xlink:href=".." xlink:type="simple" chart:class="chart:line" chart:style-name="ch1">
        <chart:legend chart:legend-position="end" svg:x="7.928cm" svg:y="2.384cm" style:legend-expansion="high" chart:style-name="ch2"/>
        <chart:plot-area chart:style-name="ch3" table:cell-range-address="'General Comparative Studies'.I5:'General Comparative Studies'.I22" svg:x="0.212cm" svg:y="0.107cm" svg:width="7.504cm" svg:height="5.152cm">
          <chartooo:coordinate-region svg:x="1.019cm" svg:y="0.306cm" svg:width="6.5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5:'General Comparative Studies'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83cm" svg:height="6.045cm" xlink:href=".." xlink:type="simple" chart:class="chart:line" chart:style-name="ch1">
        <chart:legend chart:legend-position="end" svg:x="6.978cm" svg:y="2.225cm" style:legend-expansion="high" chart:style-name="ch2"/>
        <chart:plot-area chart:style-name="ch3" table:cell-range-address="'General Comparative Studies'.A71:'General Comparative Studies'.A88 'General Comparative Studies'.I71:'General Comparative Studies'.I88 'General Comparative Studies'.V71:'General Comparative Studies'.V88" svg:x="0.196cm" svg:y="0.12cm" svg:width="6.586cm" svg:height="5.805cm">
          <chartooo:coordinate-region svg:x="1.373cm" svg:y="0.319cm" svg:width="5.222cm" svg:height="4.5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series chart:style-name="ch7" chart:values-cell-range-address="'General Comparative Studies'.I71:'General Comparative Studies'.I88" chart:class="chart:line">
            <chart:data-point chart:repeated="18"/>
          </chart:series>
          <chart:series chart:style-name="ch8" chart:values-cell-range-address="'General Comparative Studies'.V71:'General Comparative Studies'.V88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  <table:table-cell office:value-type="float" office:value="10540.5405405405">
                <text:p>10540.5405405405</text:p>
                <draw:g>
                  <svg:desc>'General Comparative Studies'.I71:'General Comparative Studies'.I88</svg:desc>
                </draw:g>
              </table:table-cell>
              <table:table-cell office:value-type="float" office:value="4279.8353909465">
                <text:p>4279.8353909465</text:p>
                <draw:g>
                  <svg:desc>'General Comparative Studies'.V71:'General Comparative Studies'.V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  <table:table-cell office:value-type="float" office:value="15678.391959799">
                <text:p>15678.391959799</text:p>
              </table:table-cell>
              <table:table-cell office:value-type="float" office:value="11103.2028469751">
                <text:p>11103.2028469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  <table:table-cell office:value-type="float" office:value="13448.275862069">
                <text:p>13448.2758620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  <table:table-cell office:value-type="float" office:value="11729.3233082707">
                <text:p>11729.3233082707</text:p>
              </table:table-cell>
              <table:table-cell office:value-type="float" office:value="11908.3969465649">
                <text:p>11908.39694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  <table:table-cell office:value-type="float" office:value="10871.0801393728">
                <text:p>10871.0801393728</text:p>
              </table:table-cell>
              <table:table-cell office:value-type="float" office:value="11428.5714285714">
                <text:p>11428.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  <table:table-cell office:value-type="float" office:value="5464.09807355517">
                <text:p>5464.09807355517</text:p>
              </table:table-cell>
              <table:table-cell office:value-type="float" office:value="8478.26086956522">
                <text:p>8478.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  <table:table-cell office:value-type="float" office:value="7107.06150341686">
                <text:p>7107.06150341686</text:p>
              </table:table-cell>
              <table:table-cell office:value-type="float" office:value="9313.4328358209">
                <text:p>9313.4328358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  <table:table-cell office:value-type="float" office:value="7500">
                <text:p>7500</text:p>
              </table:table-cell>
              <table:table-cell office:value-type="float" office:value="7684.72906403941">
                <text:p>7684.729064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  <table:table-cell office:value-type="float" office:value="7839.1959798995">
                <text:p>7839.1959798995</text:p>
              </table:table-cell>
              <table:table-cell office:value-type="float" office:value="8455.28455284553">
                <text:p>8455.2845528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  <table:table-cell office:value-type="float" office:value="6979.86577181208">
                <text:p>6979.86577181208</text:p>
              </table:table-cell>
              <table:table-cell office:value-type="float" office:value="7572.81553398058">
                <text:p>7572.815533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  <table:table-cell office:value-type="float" office:value="5909.09090909091">
                <text:p>5909.09090909091</text:p>
              </table:table-cell>
              <table:table-cell office:value-type="float" office:value="6473.02904564315">
                <text:p>6473.0290456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  <table:table-cell office:value-type="float" office:value="4905.66037735849">
                <text:p>4905.66037735849</text:p>
              </table:table-cell>
              <table:table-cell office:value-type="float" office:value="6540.88050314465">
                <text:p>6540.8805031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  <table:table-cell office:value-type="float" office:value="4944.5324881141">
                <text:p>4944.5324881141</text:p>
              </table:table-cell>
              <table:table-cell office:value-type="float" office:value="6738.66090712743">
                <text:p>6738.66090712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  <table:table-cell office:value-type="float" office:value="4273.97260273973">
                <text:p>4273.97260273973</text:p>
              </table:table-cell>
              <table:table-cell office:value-type="float" office:value="5621.62162162162">
                <text:p>5621.62162162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  <table:table-cell office:value-type="float" office:value="4406.77966101695">
                <text:p>4406.77966101695</text:p>
              </table:table-cell>
              <table:table-cell office:value-type="float" office:value="5174.12935323383">
                <text:p>5174.12935323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  <table:table-cell office:value-type="float" office:value="2988.50574712644">
                <text:p>2988.50574712644</text:p>
              </table:table-cell>
              <table:table-cell office:value-type="float" office:value="4394.3661971831">
                <text:p>4394.366197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  <table:table-cell office:value-type="float" office:value="2862.38532110092">
                <text:p>2862.38532110092</text:p>
              </table:table-cell>
              <table:table-cell office:value-type="float" office:value="4476.32711621234">
                <text:p>4476.327116212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7cm" svg:height="6.881cm" xlink:href=".." xlink:type="simple" chart:class="chart:line" chart:style-name="ch1">
        <chart:legend chart:legend-position="end" svg:x="10.725cm" svg:y="2.892cm" style:legend-expansion="high" chart:style-name="ch2"/>
        <chart:plot-area chart:style-name="ch3" table:cell-range-address="'Variants of Workflow Trees'.A7:'Variants of Workflow Trees'.A24 'Variants of Workflow Trees'.E7:'Variants of Workflow Trees'.E24" svg:x="0.271cm" svg:y="0.137cm" svg:width="10.183cm" svg:height="6.607cm">
          <chartooo:coordinate-region svg:x="1.078cm" svg:y="0.336cm" svg:width="9.189cm" svg:height="5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Variants of Workflow Trees'.A7:'Variants of Workflow Trees'.A24" chart:class="chart:line">
            <chart:data-point chart:repeated="18"/>
          </chart:series>
          <chart:series chart:style-name="ch7" chart:values-cell-range-address="'Variants of Workflow Trees'.E7:'Variants of Workflow Trees'.E2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ariants of Workflow Trees'.A7:'Variants of Workflow Trees'.A24</svg:desc>
                </draw:g>
              </table:table-cell>
              <table:table-cell office:value-type="float" office:value="0">
                <text:p>0</text:p>
                <draw:g>
                  <svg:desc>'Variants of Workflow Trees'.E7:'Variants of Workflow Trees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5">
                <text:p>34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27.3333333333333">
                <text:p>27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8571428571429">
                <text:p>91.8571428571429</text:p>
              </table:table-cell>
              <table:table-cell office:value-type="float" office:value="57.4285714285714">
                <text:p>57.4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.875">
                <text:p>96.875</text:p>
              </table:table-cell>
              <table:table-cell office:value-type="float" office:value="71.375">
                <text:p>71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.777777777778">
                <text:p>170.777777777778</text:p>
              </table:table-cell>
              <table:table-cell office:value-type="float" office:value="65.5555555555556">
                <text:p>65.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9">
                <text:p>124.9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.909090909091">
                <text:p>251.909090909091</text:p>
              </table:table-cell>
              <table:table-cell office:value-type="float" office:value="121.090909090909">
                <text:p>121.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.5">
                <text:p>231.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2.769230769231">
                <text:p>272.769230769231</text:p>
              </table:table-cell>
              <table:table-cell office:value-type="float" office:value="124.076923076923">
                <text:p>124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4.428571428571">
                <text:p>224.428571428571</text:p>
              </table:table-cell>
              <table:table-cell office:value-type="float" office:value="267.071428571429">
                <text:p>267.0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.466666666667">
                <text:p>393.466666666667</text:p>
              </table:table-cell>
              <table:table-cell office:value-type="float" office:value="290.733333333333">
                <text:p>290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.125">
                <text:p>360.125</text:p>
              </table:table-cell>
              <table:table-cell office:value-type="float" office:value="281.375">
                <text:p>281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.764705882353">
                <text:p>330.764705882353</text:p>
              </table:table-cell>
              <table:table-cell office:value-type="float" office:value="269.058823529412">
                <text:p>269.05882352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.055555555556">
                <text:p>414.055555555556</text:p>
              </table:table-cell>
              <table:table-cell office:value-type="float" office:value="281.666666666667">
                <text:p>281.6666666666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86cm" svg:height="7.279cm" xlink:href=".." xlink:type="simple" chart:class="chart:line" chart:style-name="ch1">
        <chart:legend chart:legend-position="end" svg:x="10.034cm" svg:y="3.091cm" style:legend-expansion="high" chart:style-name="ch2"/>
        <chart:plot-area chart:style-name="ch3" table:cell-range-address="Sheet3.A6:Sheet3.A34 Sheet3.E6:Sheet3.E34" svg:x="0.257cm" svg:y="0.145cm" svg:width="9.52cm" svg:height="6.989cm">
          <chartooo:coordinate-region svg:x="1.249cm" svg:y="0.344cm" svg:width="8.341cm" svg:height="5.7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6:Sheet3.A34" chart:class="chart:line">
            <chart:data-point chart:repeated="29"/>
          </chart:series>
          <chart:series chart:style-name="ch7" chart:values-cell-range-address="Sheet3.E6:Sheet3.E34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6:Sheet3.A34</svg:desc>
                </draw:g>
              </table:table-cell>
              <table:table-cell office:value-type="float" office:value="0">
                <text:p>0</text:p>
                <draw:g>
                  <svg:desc>Sheet3.E6:Sheet3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">
                <text:p>4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">
                <text:p>57.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.142857142857">
                <text:p>167.142857142857</text:p>
              </table:table-cell>
              <table:table-cell office:value-type="float" office:value="49.2857142857143">
                <text:p>49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.375">
                <text:p>169.375</text:p>
              </table:table-cell>
              <table:table-cell office:value-type="float" office:value="78.125">
                <text:p>78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52.1111111111111">
                <text:p>52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3">
                <text:p>200.3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.181818181818">
                <text:p>147.181818181818</text:p>
              </table:table-cell>
              <table:table-cell office:value-type="float" office:value="151.818181818182">
                <text:p>151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.416666666667">
                <text:p>226.416666666667</text:p>
              </table:table-cell>
              <table:table-cell office:value-type="float" office:value="105.916666666667">
                <text:p>105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.923076923077">
                <text:p>312.923076923077</text:p>
              </table:table-cell>
              <table:table-cell office:value-type="float" office:value="111.384615384615">
                <text:p>111.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.642857142857">
                <text:p>268.642857142857</text:p>
              </table:table-cell>
              <table:table-cell office:value-type="float" office:value="195.142857142857">
                <text:p>195.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.466666666667">
                <text:p>384.466666666667</text:p>
              </table:table-cell>
              <table:table-cell office:value-type="float" office:value="211.733333333333">
                <text:p>211.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.0625">
                <text:p>318.0625</text:p>
              </table:table-cell>
              <table:table-cell office:value-type="float" office:value="195.5625">
                <text:p>195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4.176470588235">
                <text:p>584.176470588235</text:p>
              </table:table-cell>
              <table:table-cell office:value-type="float" office:value="456.117647058824">
                <text:p>456.117647058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6.5">
                <text:p>806.5</text:p>
              </table:table-cell>
              <table:table-cell office:value-type="float" office:value="257.333333333333">
                <text:p>257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.684210526316">
                <text:p>449.684210526316</text:p>
              </table:table-cell>
              <table:table-cell office:value-type="float" office:value="264.473684210526">
                <text:p>264.4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3.6">
                <text:p>563.6</text:p>
              </table:table-cell>
              <table:table-cell office:value-type="float" office:value="475.05">
                <text:p>475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4.095238095238">
                <text:p>664.095238095238</text:p>
              </table:table-cell>
              <table:table-cell office:value-type="float" office:value="452.095238095238">
                <text:p>452.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2.18181818182">
                <text:p>1032.18181818182</text:p>
              </table:table-cell>
              <table:table-cell office:value-type="float" office:value="459.590909090909">
                <text:p>459.5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9.78260869565">
                <text:p>1029.78260869565</text:p>
              </table:table-cell>
              <table:table-cell office:value-type="float" office:value="681.652173913044">
                <text:p>681.652173913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5.375">
                <text:p>925.375</text:p>
              </table:table-cell>
              <table:table-cell office:value-type="float" office:value="661.625">
                <text:p>661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2.48">
                <text:p>1002.48</text:p>
              </table:table-cell>
              <table:table-cell office:value-type="float" office:value="487.8">
                <text:p>48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8.5">
                <text:p>1248.5</text:p>
              </table:table-cell>
              <table:table-cell office:value-type="float" office:value="901.538461538462">
                <text:p>901.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2.51851851852">
                <text:p>1192.51851851852</text:p>
              </table:table-cell>
              <table:table-cell office:value-type="float" office:value="983.925925925926">
                <text:p>983.92592592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6.25">
                <text:p>1106.25</text:p>
              </table:table-cell>
              <table:table-cell office:value-type="float" office:value="616.857142857143">
                <text:p>616.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0.55172413793">
                <text:p>1520.55172413793</text:p>
              </table:table-cell>
              <table:table-cell office:value-type="float" office:value="958.620689655172">
                <text:p>958.62068965517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82cm" svg:height="7.066cm" xlink:href=".." xlink:type="simple" chart:class="chart:line" chart:style-name="ch1">
        <chart:legend chart:legend-position="end" svg:x="8.63cm" svg:y="2.985cm" style:legend-expansion="high" chart:style-name="ch2"/>
        <chart:plot-area chart:style-name="ch3" table:cell-range-address="Sheet3.A39:Sheet3.A67 Sheet3.E39:Sheet3.E67" svg:x="0.229cm" svg:y="0.141cm" svg:width="8.172cm" svg:height="6.784cm">
          <chartooo:coordinate-region svg:x="1.221cm" svg:y="0.341cm" svg:width="6.993cm" svg:height="5.5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39:Sheet3.A67" chart:class="chart:line">
            <chart:data-point chart:repeated="29"/>
          </chart:series>
          <chart:series chart:style-name="ch7" chart:values-cell-range-address="Sheet3.E39:Sheet3.E67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">
                <text:p>357</text:p>
                <draw:g>
                  <svg:desc>Sheet3.A39:Sheet3.A67</svg:desc>
                </draw:g>
              </table:table-cell>
              <table:table-cell office:value-type="float" office:value="365">
                <text:p>365</text:p>
                <draw:g>
                  <svg:desc>Sheet3.E39:Sheet3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">
                <text:p>26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">
                <text:p>3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4">
                <text:p>55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">
                <text:p>50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4">
                <text:p>49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3">
                <text:p>6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">
                <text:p>72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3">
                <text:p>6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3">
                <text:p>78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5">
                <text:p>88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3">
                <text:p>140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6">
                <text:p>14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7">
                <text:p>102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3">
                <text:p>126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2">
                <text:p>14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4">
                <text:p>179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">
                <text:p>167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">
                <text:p>166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7">
                <text:p>170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9">
                <text:p>2159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1">
                <text:p>205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6">
                <text:p>2056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1">
                <text:p>2491</text:p>
              </table:table-cell>
              <table:table-cell office:value-type="float" office:value="1967">
                <text:p>19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2cm" svg:height="5.526cm" xlink:href=".." xlink:type="simple" chart:class="chart:line" chart:style-name="ch1">
        <chart:legend chart:legend-position="end" svg:x="6.776cm" svg:y="2.464cm" style:legend-expansion="high" chart:style-name="ch2"/>
        <chart:plot-area chart:style-name="ch3" table:cell-range-address="'General Comparative Studies'.A27:'General Comparative Studies'.A44" svg:x="0.192cm" svg:y="0.11cm" svg:width="6.392cm" svg:height="5.306cm">
          <chartooo:coordinate-region svg:x="1.184cm" svg:y="0.31cm" svg:width="5.214cm" svg:height="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6cm" svg:height="5.845cm" xlink:href=".." xlink:type="simple" chart:class="chart:line" chart:style-name="ch1">
        <chart:legend chart:legend-position="end" svg:x="7.134cm" svg:y="2.623cm" style:legend-expansion="high" chart:style-name="ch2"/>
        <chart:plot-area chart:style-name="ch3" table:cell-range-address="'General Comparative Studies'.A49:'General Comparative Studies'.A66" svg:x="0.199cm" svg:y="0.116cm" svg:width="6.736cm" svg:height="5.613cm">
          <chartooo:coordinate-region svg:x="1.376cm" svg:y="0.315cm" svg:width="5.372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49:'General Comparative Studies'.A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'General Comparative Studies'.A49:'General Comparative Studies'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8cm" svg:height="5.499cm" xlink:href=".." xlink:type="simple" chart:class="chart:line" chart:style-name="ch1">
        <chart:legend chart:legend-position="end" svg:x="7.162cm" svg:y="2.45cm" style:legend-expansion="high" chart:style-name="ch2"/>
        <chart:plot-area chart:style-name="ch3" table:cell-range-address="'General Comparative Studies'.A71:'General Comparative Studies'.A88" svg:x="0.199cm" svg:y="0.109cm" svg:width="6.764cm" svg:height="5.281cm">
          <chartooo:coordinate-region svg:x="1.376cm" svg:y="0.308cm" svg:width="5.4cm" svg:height="4.0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71:'General Comparative Studies'.A8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'General Comparative Studies'.A71:'General Comparative Studies'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93cm" svg:height="5.845cm" xlink:href=".." xlink:type="simple" chart:class="chart:line" chart:style-name="ch1">
        <chart:legend chart:legend-position="end" svg:x="7.767cm" svg:y="2.374cm" style:legend-expansion="high" chart:style-name="ch2"/>
        <chart:plot-area chart:style-name="ch3" table:cell-range-address="'General Comparative Studies'.A5:'General Comparative Studies'.A22 'General Comparative Studies'.I5:'General Comparative Studies'.I22" svg:x="0.211cm" svg:y="0.116cm" svg:width="7.345cm" svg:height="5.613cm">
          <chartooo:coordinate-region svg:x="1.203cm" svg:y="0.315cm" svg:width="6.166cm" svg:height="4.3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5:'General Comparative Studies'.A22" chart:class="chart:line">
            <chart:data-point chart:repeated="18"/>
          </chart:series>
          <chart:series chart:style-name="ch7" chart:values-cell-range-address="'General Comparative Studies'.I5:'General Comparative Studies'.I2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eneral Comparative Studies'.A5:'General Comparative Studies'.A22</svg:desc>
                </draw:g>
              </table:table-cell>
              <table:table-cell office:value-type="float" office:value="0">
                <text:p>0</text:p>
                <draw:g>
                  <svg:desc>'General Comparative Studies'.I5:'General Comparative Studies'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  <table:table-cell office:value-type="float" office:value="168.285714285714">
                <text:p>16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  <table:table-cell office:value-type="float" office:value="129.555555555556">
                <text:p>129.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  <table:table-cell office:value-type="float" office:value="134.818181818182">
                <text:p>134.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  <table:table-cell office:value-type="float" office:value="136.083333333333">
                <text:p>136.08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  <table:table-cell office:value-type="float" office:value="238.076923076923">
                <text:p>238.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  <table:table-cell office:value-type="float" office:value="264.785714285714">
                <text:p>264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  <table:table-cell office:value-type="float" office:value="240.5625">
                <text:p>24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  <table:table-cell office:value-type="float" office:value="407.352941176471">
                <text:p>407.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  <table:table-cell office:value-type="float" office:value="433.611111111111">
                <text:p>433.6111111111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cm" svg:height="5.579cm" xlink:href=".." xlink:type="simple" chart:class="chart:line" chart:style-name="ch1">
        <chart:legend chart:legend-position="end" svg:x="7.68cm" svg:y="2.49cm" style:legend-expansion="high" chart:style-name="ch2"/>
        <chart:plot-area chart:style-name="ch3" table:cell-range-address="'General Comparative Studies'.I27:'General Comparative Studies'.I44" svg:x="0.208cm" svg:y="0.111cm" svg:width="7.264cm" svg:height="5.357cm">
          <chartooo:coordinate-region svg:x="1.2cm" svg:y="0.31cm" svg:width="6.085cm" svg:height="4.1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27:'General Comparative Studies'.I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1cm" svg:height="5.712cm" xlink:href=".." xlink:type="simple" chart:class="chart:line" chart:style-name="ch1">
        <chart:legend chart:legend-position="end" svg:x="7.684cm" svg:y="2.308cm" style:legend-expansion="high" chart:style-name="ch2"/>
        <chart:plot-area chart:style-name="ch3" table:cell-range-address="'General Comparative Studies'.A27:'General Comparative Studies'.A44 'General Comparative Studies'.I27:'General Comparative Studies'.I44" svg:x="0.21cm" svg:y="0.114cm" svg:width="7.264cm" svg:height="5.484cm">
          <chartooo:coordinate-region svg:x="1.202cm" svg:y="0.313cm" svg:width="6.085cm" svg:height="4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A27:'General Comparative Studies'.A44" chart:class="chart:line">
            <chart:data-point chart:repeated="18"/>
          </chart:series>
          <chart:series chart:style-name="ch7" chart:values-cell-range-address="'General Comparative Studies'.I27:'General Comparative Studies'.I4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'General Comparative Studies'.A27:'General Comparative Studies'.A44</svg:desc>
                </draw:g>
              </table:table-cell>
              <table:table-cell office:value-type="float" office:value="296">
                <text:p>296</text:p>
                <draw:g>
                  <svg:desc>'General Comparative Studies'.I27:'General Comparative Studies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  <table:table-cell office:value-type="float" office:value="1090">
                <text:p>1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23cm" svg:height="4.994cm" xlink:href=".." xlink:type="simple" chart:class="chart:line" chart:style-name="ch1">
        <chart:legend chart:legend-position="end" svg:x="7.103cm" svg:y="2.198cm" style:legend-expansion="high" chart:style-name="ch2"/>
        <chart:plot-area chart:style-name="ch3" table:cell-range-address="'General Comparative Studies'.I49:'General Comparative Studies'.I66" svg:x="0.196cm" svg:y="0.099cm" svg:width="6.711cm" svg:height="4.796cm">
          <chartooo:coordinate-region svg:x="1.373cm" svg:y="0.299cm" svg:width="5.347cm" svg:height="3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eneral Comparative Studies'.I49:'General Comparative Studies'.I6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5.13513513514">
                <text:p>2635.13513513514</text:p>
                <draw:g>
                  <svg:desc>'General Comparative Studies'.I49:'General Comparative Studies'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9.1959798995">
                <text:p>7839.195979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58.7939698492">
                <text:p>11758.79396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8.275862069">
                <text:p>13448.27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61.6541353383">
                <text:p>14661.654135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306.6202090592">
                <text:p>16306.6202090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.17162872154">
                <text:p>9562.1716287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4.1230068337">
                <text:p>14214.1230068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7.9899497487">
                <text:p>19597.989949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94.6308724832">
                <text:p>19194.630872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27.2727272727">
                <text:p>17727.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43.3962264151">
                <text:p>15943.3962264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05.8637083994">
                <text:p>17305.8637083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27.397260274">
                <text:p>16027.397260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7.1186440678">
                <text:p>17627.118644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01.1494252874">
                <text:p>12701.149425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80.7339449541">
                <text:p>12880.73394495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